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11.15mm"/>
    </style:style>
    <style:style style:name="co3" style:family="table-column">
      <style:table-column-properties fo:break-before="auto" style:column-width="17.29mm"/>
    </style:style>
    <style:style style:name="co4" style:family="table-column">
      <style:table-column-properties fo:break-before="auto" style:column-width="19.19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40.01mm"/>
    </style:style>
    <style:style style:name="co7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7.62mm"/>
    </style:style>
    <style:style style:name="co10" style:family="table-column">
      <style:table-column-properties fo:break-before="auto" style:column-width="15.29mm"/>
    </style:style>
    <style:style style:name="co11" style:family="table-column">
      <style:table-column-properties fo:break-before="auto" style:column-width="33.04mm"/>
    </style:style>
    <style:style style:name="co12" style:family="table-column">
      <style:table-column-properties fo:break-before="auto" style:column-width="15.95mm"/>
    </style:style>
    <style:style style:name="co13" style:family="table-column">
      <style:table-column-properties fo:break-before="auto" style:column-width="13.71mm"/>
    </style:style>
    <style:style style:name="co14" style:family="table-column">
      <style:table-column-properties fo:break-before="auto" style:column-width="11.99mm"/>
    </style:style>
    <style:style style:name="co15" style:family="table-column">
      <style:table-column-properties fo:break-before="auto" style:column-width="13.79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4.13mm"/>
    </style:style>
    <style:style style:name="co18" style:family="table-column">
      <style:table-column-properties fo:break-before="auto" style:column-width="18.13mm"/>
    </style:style>
    <style:style style:name="co19" style:family="table-column">
      <style:table-column-properties fo:break-before="auto" style:column-width="11.89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6.84mm"/>
    </style:style>
    <style:style style:name="co22" style:family="table-column">
      <style:table-column-properties fo:break-before="auto" style:column-width="18.22mm"/>
    </style:style>
    <style:style style:name="co23" style:family="table-column">
      <style:table-column-properties fo:break-before="auto" style:column-width="17.8mm"/>
    </style:style>
    <style:style style:name="co24" style:family="table-column">
      <style:table-column-properties fo:break-before="auto" style:column-width="32.7mm"/>
    </style:style>
    <style:style style:name="co25" style:family="table-column">
      <style:table-column-properties fo:break-before="auto" style:column-width="15.24mm"/>
    </style:style>
    <style:style style:name="co26" style:family="table-column">
      <style:table-column-properties fo:break-before="auto" style:column-width="21.87mm"/>
    </style:style>
    <style:style style:name="co27" style:family="table-column">
      <style:table-column-properties fo:break-before="auto" style:column-width="29.4mm"/>
    </style:style>
    <style:style style:name="co28" style:family="table-column">
      <style:table-column-properties fo:break-before="auto" style:column-width="4.96mm"/>
    </style:style>
    <style:style style:name="co29" style:family="table-column">
      <style:table-column-properties fo:break-before="auto" style:column-width="13.99mm"/>
    </style:style>
    <style:style style:name="co30" style:family="table-column">
      <style:table-column-properties fo:break-before="auto" style:column-width="28.15mm"/>
    </style:style>
    <style:style style:name="co31" style:family="table-column">
      <style:table-column-properties fo:break-before="auto" style:column-width="5.79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6.24mm"/>
    </style:style>
    <style:style style:name="co34" style:family="table-column">
      <style:table-column-properties fo:break-before="auto" style:column-width="26.85mm"/>
    </style:style>
    <style:style style:name="co35" style:family="table-column">
      <style:table-column-properties fo:break-before="auto" style:column-width="30.09mm"/>
    </style:style>
    <style:style style:name="co36" style:family="table-column">
      <style:table-column-properties fo:break-before="auto" style:column-width="2.86mm"/>
    </style:style>
    <style:style style:name="co37" style:family="table-column">
      <style:table-column-properties fo:break-before="auto" style:column-width="40.69mm"/>
    </style:style>
    <style:style style:name="co38" style:family="table-column">
      <style:table-column-properties fo:break-before="auto" style:column-width="8.03mm"/>
    </style:style>
    <style:style style:name="co39" style:family="table-column">
      <style:table-column-properties fo:break-before="auto" style:column-width="19.05mm"/>
    </style:style>
    <style:style style:name="co40" style:family="table-column">
      <style:table-column-properties fo:break-before="auto" style:column-width="27.22mm"/>
    </style:style>
    <style:style style:name="co41" style:family="table-column">
      <style:table-column-properties fo:break-before="auto" style:column-width="3.44mm"/>
    </style:style>
    <style:style style:name="co42" style:family="table-column">
      <style:table-column-properties fo:break-before="auto" style:column-width="39.83mm"/>
    </style:style>
    <style:style style:name="co43" style:family="table-column">
      <style:table-column-properties fo:break-before="auto" style:column-width="7.16mm"/>
    </style:style>
    <style:style style:name="co44" style:family="table-column">
      <style:table-column-properties fo:break-before="auto" style:column-width="5.43mm"/>
    </style:style>
    <style:style style:name="co45" style:family="table-column">
      <style:table-column-properties fo:break-before="auto" style:column-width="51.31mm"/>
    </style:style>
    <style:style style:name="co46" style:family="table-column">
      <style:table-column-properties fo:break-before="auto" style:column-width="4.29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26.3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b8ff" fo:border="0.99pt solid #000000"/>
    </style:style>
    <style:style style:name="ce10" style:family="table-cell" style:parent-style-name="Default">
      <style:table-cell-properties fo:background-color="#ffff66" fo:border="0.99pt solid #000000"/>
    </style:style>
    <style:style style:name="ce7" style:family="table-cell" style:parent-style-name="Default">
      <style:table-cell-properties fo:border-bottom="2.01pt solid #000000" fo:background-color="#ffff66" fo:border-left="0.99pt solid #000000" fo:border-right="0.99pt solid #000000" fo:border-top="0.99pt solid #000000"/>
    </style:style>
    <style:style style:name="ce12" style:family="table-cell" style:parent-style-name="Default" style:data-style-name="N108">
      <style:table-cell-properties fo:border-bottom="2.01pt solid #000000" fo:background-color="#ffdaa2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fo:border="0.99pt solid #000000"/>
    </style:style>
    <style:style style:name="ce17" style:family="table-cell" style:parent-style-name="Default">
      <style:table-cell-properties fo:background-color="#9966cc" fo:border="0.99pt solid #000000"/>
    </style:style>
    <style:style style:name="ce15" style:family="table-cell" style:parent-style-name="Default">
      <style:table-cell-properties fo:border-bottom="2.01pt solid #000000" fo:background-color="#9966cc" fo:border-left="0.99pt solid #000000" fo:border-right="0.99pt solid #000000" fo:border-top="0.99pt solid #000000"/>
    </style:style>
    <style:style style:name="ce37" style:family="table-cell" style:parent-style-name="Default">
      <style:table-cell-properties fo:background-color="#ff3333" fo:border="0.99pt solid #000000"/>
    </style:style>
    <style:style style:name="ce38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2.49pt solid #000000" fo:background-color="#c0c0c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4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4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25" style:family="table-cell" style:parent-style-name="Default">
      <style:table-cell-properties fo:background-color="#ffcc99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4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63"/>
    </style:style>
    <style:style style:name="ce4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64"/>
    </style:style>
    <style:style style:name="ce4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map style:condition="is-true-formula(MOD(ROW();2)=0)" style:apply-style-name="LigneSurDeux" style:base-cell-address="Poules.C65"/>
    </style:style>
    <style:style style:name="ce55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dee6ef" style:text-align-source="fix" style:repeat-content="false" fo:border="2.01pt solid #000000"/>
      <style:paragraph-properties fo:text-align="center" fo:margin-left="0mm"/>
      <style:text-properties style:text-outline="false" style:text-line-through-style="none" style:text-line-through-type="none" style:font-name="Arial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bold" style:font-name-complex="Mangal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5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5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5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normal" style:font-weight-asian="normal" style:font-weight-complex="normal"/>
      <style:map style:condition="is-true-formula(MOD(ROW();2)=0)" style:apply-style-name="LigneSurDeux" style:base-cell-address="Poules.C13"/>
    </style:style>
    <style:style style:name="ce5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weight="normal" style:font-weight-asian="normal" style:font-weight-complex="normal"/>
      <style:map style:condition="is-true-formula(MOD(ROW();2)=0)" style:apply-style-name="LigneSurDeux" style:base-cell-address="Poules.C13"/>
    </style:style>
    <style:style style:name="ce5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weight="normal" style:font-weight-asian="normal" style:font-weight-complex="normal"/>
      <style:map style:condition="is-true-formula(MOD(ROW();2)=0)" style:apply-style-name="LigneSurDeux" style:base-cell-address="Poules.C13"/>
    </style:style>
    <style:style style:name="ce6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6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63"/>
    </style:style>
    <style:style style:name="ce6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64"/>
    </style:style>
    <style:style style:name="ce65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6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E39"/>
    </style:style>
    <style:style style:name="ce6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E39"/>
    </style:style>
    <style:style style:name="ce7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E39"/>
    </style:style>
    <style:style style:name="ce9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E44"/>
    </style:style>
    <style:style style:name="ce9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E39"/>
    </style:style>
    <style:style style:name="ce7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E39"/>
    </style:style>
    <style:style style:name="ce73" style:family="table-cell" style:parent-style-name="Default">
      <style:table-cell-properties fo:border-bottom="2.49pt solid #000000" fo:background-color="#ffcc99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75" style:family="table-cell" style:parent-style-name="Default" style:data-style-name="N37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7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E64"/>
    </style:style>
    <style:style style:name="ce77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mm"/>
      <style:map style:condition="is-true-formula(MOD(ROW();2)=0)" style:apply-style-name="LigneSurDeux" style:base-cell-address="Poules.C13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99pt solid #000000" fo:background-color="#ccffff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0.99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15" style:family="table-cell" style:parent-style-name="Default" style:data-style-name="N4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85" style:family="table-cell" style:parent-style-name="Default" style:data-style-name="N4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20" style:family="table-cell" style:parent-style-name="Default">
      <style:table-cell-properties fo:border-bottom="0.99pt solid #000000" fo:background-color="#33cc6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2.01pt solid #000000" fo:background-color="#33cc6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25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26" style:family="table-cell" style:parent-style-name="Default" style:data-style-name="N4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96" style:family="table-cell" style:parent-style-name="Default" style:data-style-name="N40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98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F63"/>
    </style:style>
    <style:style style:name="ce99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F64"/>
    </style:style>
    <style:style style:name="ce100" style:family="table-cell" style:parent-style-name="Default" style:data-style-name="N40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01" style:family="table-cell" style:parent-style-name="Default" style:data-style-name="N40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3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5" style:family="table-cell" style:parent-style-name="Default" style:data-style-name="N40">
      <style:table-cell-properties style:text-align-source="fix" style:repeat-content="false" fo:border="2.01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fo:border-bottom="0.99pt solid #000000" fo:background-color="#ccffff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42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4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2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22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G35"/>
    </style:style>
    <style:style style:name="ce12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G35"/>
    </style:style>
    <style:style style:name="ce13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G35"/>
    </style:style>
    <style:style style:name="ce149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36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37" style:family="table-cell" style:parent-style-name="Default" style:data-style-name="N0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38" style:family="table-cell" style:parent-style-name="Default" style:data-style-name="N0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61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62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43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64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65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52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3"/>
    </style:style>
    <style:style style:name="ce153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3"/>
    </style:style>
    <style:style style:name="ce154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3"/>
    </style:style>
    <style:style style:name="ce169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70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57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58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I35"/>
    </style:style>
    <style:style style:name="ce159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I35"/>
    </style:style>
    <style:style style:name="ce174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75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60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76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3"/>
    </style:style>
    <style:style style:name="ce179" style:family="table-cell" style:parent-style-name="Default">
      <style:table-cell-properties fo:border-bottom="0.99pt solid #000000" fo:background-color="#ffff6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2.01pt solid #000000" fo:background-color="#ffff6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0.99pt solid #000000" fo:background-color="#9966cc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2.01pt solid #000000" fo:background-color="#9966cc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8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2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9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9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214" style:family="table-cell" style:parent-style-name="Default">
      <style:table-cell-properties fo:border-bottom="2.49pt solid #000000" fo:background-color="#ffcc99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216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217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3"/>
    </style:style>
    <style:style style:name="ce196" style:family="table-cell" style:parent-style-name="Default">
      <style:table-cell-properties fo:border-bottom="2.01pt solid #000000" fo:background-color="#9966cc" fo:border-left="0.99pt solid #000000" fo:border-right="0.99pt solid #000000" fo:border-top="0.99pt solid #000000"/>
      <style:map style:condition="is-true-formula(MOD(ROW();2)=0)" style:apply-style-name="LigneSurDeux" style:base-cell-address="Poules.G35"/>
    </style:style>
    <style:style style:name="ce197" style:family="table-cell" style:parent-style-name="Default">
      <style:map style:condition="is-true-formula(MOD(ROW();2)=0)" style:apply-style-name="LigneSurDeux" style:base-cell-address="Poules.G35"/>
    </style:style>
    <style:style style:name="ce219" style:family="table-cell" style:parent-style-name="Default">
      <style:table-cell-properties fo:border-bottom="0.99pt solid #000000" fo:background-color="#99ccff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0.99pt solid #000000" fo:border-left="2.01pt solid #000000" fo:border-right="0.99pt solid #000000" fo:border-top="0.99pt solid #000000"/>
      <style:map style:condition="is-true-formula(MOD(ROW();2)=0)" style:apply-style-name="LigneSurDeux" style:base-cell-address="Poules.O14"/>
    </style:style>
    <style:style style:name="ce222" style:family="table-cell" style:parent-style-name="Default">
      <style:table-cell-properties fo:border-bottom="2.01pt solid #000000" fo:border-left="2.01pt solid #000000" fo:border-right="0.99pt solid #000000" fo:border-top="0.99pt solid #000000"/>
      <style:map style:condition="is-true-formula(MOD(ROW();2)=0)" style:apply-style-name="LigneSurDeux" style:base-cell-address="Poules.O14"/>
    </style:style>
    <style:style style:name="ce223" style:family="table-cell" style:parent-style-name="Default">
      <style:table-cell-properties fo:border-bottom="0.99pt solid #000000" fo:background-color="#ffff00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fo:border-bottom="0.99pt solid #000000" fo:background-color="#33cc66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fo:border-bottom="0.99pt solid #000000" fo:background-color="#9966cc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mm"/>
    </style:style>
    <style:style style:name="ce23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33" style:family="table-cell" style:parent-style-name="Default">
      <style:table-cell-properties fo:border-bottom="0.99pt solid #000000" fo:background-color="#99ccff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>
      <style:table-cell-properties fo:background-color="#cfe7f5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O14"/>
    </style:style>
    <style:style style:name="ce23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O14"/>
    </style:style>
    <style:style style:name="ce243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fo:border-bottom="0.99pt solid #000000" fo:background-color="#33cc66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fo:border-bottom="0.74pt solid #000000" fo:background-color="#00aaad" style:text-align-source="fix" style:repeat-content="false" fo:border-left="0.74pt solid #000000" fo:border-right="2.4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fo:border-bottom="0.74pt solid #000000" fo:border-left="0.74pt solid #000000" fo:border-right="2.49pt solid #000000" fo:border-top="0.74pt solid #000000"/>
    </style:style>
    <style:style style:name="ce255" style:family="table-cell" style:parent-style-name="Default">
      <style:table-cell-properties fo:border="0.99pt solid #000000"/>
      <style:text-properties fo:font-weight="bold" style:font-weight-asian="bold" style:font-weight-complex="bold"/>
      <style:map style:condition="is-true-formula(MOD(ROW();2)=0)" style:apply-style-name="LigneSurDeux" style:base-cell-address="Poules.O14"/>
    </style:style>
    <style:style style:name="ce25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weight="bold" style:font-weight-asian="bold" style:font-weight-complex="bold"/>
      <style:map style:condition="is-true-formula(MOD(ROW();2)=0)" style:apply-style-name="LigneSurDeux" style:base-cell-address="Poules.O14"/>
    </style:style>
    <style:style style:name="ce274" style:family="table-cell" style:parent-style-name="Default">
      <style:table-cell-properties fo:border="0.99pt solid #000000"/>
      <style:map style:condition="is-true-formula(MOD(ROW();2)=0)" style:apply-style-name="LigneSurDeux" style:base-cell-address="Poules.O14"/>
    </style:style>
    <style:style style:name="ce275" style:family="table-cell" style:parent-style-name="Default">
      <style:table-cell-properties fo:border-bottom="2.01pt solid #000000" fo:border-left="0.99pt solid #000000" fo:border-right="0.99pt solid #000000" fo:border-top="0.99pt solid #000000"/>
      <style:map style:condition="is-true-formula(MOD(ROW();2)=0)" style:apply-style-name="LigneSurDeux" style:base-cell-address="Poules.O14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7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2" style:family="table-cell" style:parent-style-name="Default" style:data-style-name="N40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83" style:family="table-cell" style:parent-style-name="Default">
      <style:table-cell-properties fo:border-bottom="0.99pt solid #000000" fo:background-color="#99ccff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fo:border-bottom="0.99pt solid #000000" fo:border-left="0.99pt solid #000000" fo:border-right="2.01pt solid #000000" fo:border-top="0.99pt solid #000000"/>
      <style:map style:condition="is-true-formula(MOD(ROW();2)=0)" style:apply-style-name="LigneSurDeux" style:base-cell-address="Poules.O14"/>
    </style:style>
    <style:style style:name="ce286" style:family="table-cell" style:parent-style-name="Default">
      <style:table-cell-properties fo:border-bottom="2.01pt solid #000000" fo:border-left="0.99pt solid #000000" fo:border-right="2.01pt solid #000000" fo:border-top="0.99pt solid #000000"/>
      <style:map style:condition="is-true-formula(MOD(ROW();2)=0)" style:apply-style-name="LigneSurDeux" style:base-cell-address="Poules.O14"/>
    </style:style>
    <style:style style:name="ce287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fo:border-bottom="0.99pt solid #000000" fo:background-color="#33cc66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fo:background-color="#ffff66" style:text-align-source="fix" style:repeat-content="false" fo:border="2.49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1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#00cccc" style:text-align-source="fix" style:repeat-content="false" fo:border="1.25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</style:style>
    <style:style style:name="ce110" style:family="table-cell" style:parent-style-name="Default">
      <style:table-cell-properties fo:border-bottom="0.99pt solid #000000" style:text-align-source="fix" style:repeat-content="false" fo:border-left="2.49pt solid #000000" fo:border-right="none" fo:border-top="0.99pt solid #000000"/>
      <style:paragraph-properties fo:text-align="center" fo:margin-left="0mm"/>
    </style:style>
    <style:style style:name="ce11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mm"/>
    </style:style>
    <style:style style:name="ce247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 fo:margin-left="0mm"/>
    </style:style>
    <style:style style:name="ce248" style:family="table-cell" style:parent-style-name="Default">
      <style:table-cell-properties fo:border-bottom="none" fo:border-left="none" fo:border-right="none" fo:border-top="2.49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316" style:family="table-cell" style:parent-style-name="Default">
      <style:table-cell-properties fo:border="0.99pt solid #000000"/>
    </style:style>
    <style:style style:name="ce116" style:family="table-cell" style:parent-style-name="Default">
      <style:table-cell-properties fo:border-bottom="0.99pt solid #000000" fo:border-left="none" fo:border-right="none" fo:border-top="0.99pt solid #000000"/>
    </style:style>
    <style:style style:name="ce318" style:family="table-cell" style:parent-style-name="Default">
      <style:table-cell-properties fo:border-bottom="2.49pt solid #000000" fo:border-left="0.99pt solid #000000" fo:border-right="0.99pt solid #000000" fo:border-top="0.99pt solid #000000"/>
    </style:style>
    <style:style style:name="ce319" style:family="table-cell" style:parent-style-name="Default">
      <style:table-cell-properties fo:border-bottom="2.01pt solid #000000" fo:border-left="0.99pt solid #000000" fo:border-right="0.99pt solid #000000" fo:border-top="0.99pt solid #000000"/>
    </style:style>
    <style:style style:name="ce254" style:family="table-cell" style:parent-style-name="Default">
      <style:table-cell-properties fo:border-bottom="none" fo:border-left="none" fo:border-right="none" fo:border-top="2.01pt solid #000000"/>
    </style:style>
    <style:style style:name="ce118" style:family="table-cell" style:parent-style-name="Default">
      <style:table-cell-properties fo:border="none"/>
    </style:style>
    <style:style style:name="ce256" style:family="table-cell" style:parent-style-name="Default">
      <style:table-cell-properties fo:border-bottom="2.01pt solid #000000" fo:border-left="none" fo:border-right="none" fo:border-top="none"/>
    </style:style>
    <style:style style:name="ce257" style:family="table-cell" style:parent-style-name="Default">
      <style:table-cell-properties fo:background-color="#00cccc" style:text-align-source="fix" style:repeat-content="false" fo:border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32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</style:style>
    <style:style style:name="ce262" style:family="table-cell" style:parent-style-name="Default">
      <style:table-cell-properties fo:border-bottom="1.76pt solid #000000" fo:border-left="none" fo:border-right="none" fo:border-top="1.76pt solid #000000"/>
    </style:style>
    <style:style style:name="ce263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19" style:family="table-cell" style:parent-style-name="Default">
      <style:table-cell-properties fo:border-bottom="2.49pt solid #000000" fo:border-left="none" fo:border-right="none" fo:border-top="none"/>
    </style:style>
    <style:style style:name="ce265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mm"/>
    </style:style>
    <style:style style:name="ce2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269" style:family="table-cell" style:parent-style-name="Default">
      <style:table-cell-properties fo:border-bottom="none" fo:border-left="none" fo:border-right="2.49pt solid #000000" fo:border-top="2.49pt solid #000000"/>
    </style:style>
    <style:style style:name="ce270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>
      <style:table-cell-properties fo:border-bottom="none" fo:border-left="none" fo:border-right="2.49pt solid #000000" fo:border-top="none"/>
    </style:style>
    <style:style style:name="ce127" style:family="table-cell" style:parent-style-name="Default">
      <style:table-cell-properties fo:border-bottom="2.49pt solid #000000" fo:border-left="none" fo:border-right="2.49pt solid #000000" fo:border-top="none"/>
    </style:style>
  </office:automatic-styles>
  <office:body>
    <office:spreadsheet>
      <table:content-validations>
        <table:content-validation table:name="val1" table:condition="of:cell-content-is-in-list(salle)" table:allow-empty-cell="true" table:display-list="unsorted" table:base-cell-address="Poules.D13"/>
        <table:content-validation table:name="val2" table:condition="of:cell-content-is-in-list(listeEquipe)" table:allow-empty-cell="true" table:display-list="unsorted" table:base-cell-address="Poules.L71"/>
        <table:content-validation table:name="val3" table:condition="of:cell-content-is-in-list(GNP)" table:allow-empty-cell="true" table:display-list="unsorted" table:base-cell-address="Poules.H13"/>
        <table:content-validation table:name="val4" table:condition="of:cell-content-is-in-list(buts)" table:allow-empty-cell="true" table:display-list="unsorted" table:base-cell-address="Poules.I13"/>
        <table:content-validation table:name="val5" table:condition="of:cell-content-is-in-list(listeEquipe)" table:allow-empty-cell="true" table:display-list="unsorted" table:base-cell-address="PhaseFinale.M5">
          <table:error-message table:message-type="stop" table:display="true"/>
        </table:content-validation>
        <table:content-validation table:name="val6" table:condition="of:cell-content-is-in-list(listeCodeE)" table:allow-empty-cell="true" table:display-list="unsorted" table:base-cell-address="PhaseFinale.T14"/>
        <table:content-validation table:name="val7" table:condition="of:cell-content-is-in-list(listeEquipe)" table:allow-empty-cell="true" table:display-list="unsorted" table:base-cell-address="PhaseFinale.T14"/>
      </table:content-validations>
      <table:table table:name="Poules" table:style-name="ta1" table:print-ranges="Poules.B1:Poules.M67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7" table:default-cell-style-name="ce18"/>
        <table:table-column table:style-name="co6" table:default-cell-style-name="ce18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0" table:number-columns-repeated="23" table:default-cell-style-name="Default"/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table:style-name="Default"/>
          <table:table-cell table:style-name="ce52" office:value-type="string" calcext:value-type="string" table:number-columns-spanned="2" table:number-rows-spanned="1">
            <text:p>U13</text:p>
          </table:table-cell>
          <table:covered-table-cell/>
          <table:table-cell table:style-name="ce18"/>
          <table:table-cell table:style-name="ce135" office:value-type="string" calcext:value-type="string">
            <text:p>Heure </text:p>
            <text:p>De début</text:p>
          </table:table-cell>
          <table:table-cell table:style-name="ce135" office:value-type="string" calcext:value-type="string" table:number-columns-spanned="4" table:number-rows-spanned="1">
            <text:p>Temps </text:p>
            <text:p>De jeu</text:p>
          </table:table-cell>
          <table:covered-table-cell table:number-columns-repeated="3" table:style-name="ce135"/>
          <table:table-cell table:style-name="ce135" office:value-type="string" calcext:value-type="string">
            <text:p>Temps</text:p>
            <text:p>Entre 2 matchs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ce145" office:value-type="time" office:time-value="PT15H30M00S" calcext:value-type="time">
            <text:p>15:30</text:p>
          </table:table-cell>
          <table:table-cell table:style-name="ce145" table:formula="of:=TIME(0;7;0)" office:value-type="time" office:time-value="PT00H07M00S" calcext:value-type="time" table:number-columns-spanned="4" table:number-rows-spanned="1">
            <text:p>00:07</text:p>
          </table:table-cell>
          <table:covered-table-cell table:number-columns-repeated="3" table:style-name="ce135"/>
          <table:table-cell table:style-name="ce145" table:formula="of:=TIME(0;8;0)" office:value-type="time" office:time-value="PT00H08M00S" calcext:value-type="time">
            <text:p>00:08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6"/>
          <table:table-cell table:style-name="ce139" office:value-type="string" calcext:value-type="string">
            <text:p>Poule A</text:p>
          </table:table-cell>
          <table:table-cell table:style-name="Default" table:number-columns-repeated="3"/>
          <table:table-cell table:style-name="ce106"/>
          <table:table-cell table:style-name="ce139" office:value-type="string" calcext:value-type="string">
            <text:p>Poule B</text:p>
          </table:table-cell>
          <table:table-cell table:number-columns-repeated="36"/>
          <table:table-cell table:style-name="ce6" table:number-columns-repeated="15"/>
          <table:table-cell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7" office:value-type="float" office:value="1" calcext:value-type="float">
            <text:p>1</text:p>
          </table:table-cell>
          <table:table-cell table:style-name="ce140" office:value-type="string" calcext:value-type="string">
            <text:p>FCVL1</text:p>
          </table:table-cell>
          <table:table-cell table:style-name="Default" table:number-columns-repeated="3"/>
          <table:table-cell table:style-name="ce179" table:formula="of:=[.F9]+1" office:value-type="float" office:value="5" calcext:value-type="float">
            <text:p>5</text:p>
          </table:table-cell>
          <table:table-cell table:style-name="ce140" office:value-type="string" calcext:value-type="string">
            <text:p>AnilleBraye</text:p>
          </table:table-cell>
          <table:table-cell table:number-columns-repeated="36"/>
          <table:table-cell table:style-name="ce6" table:number-columns-repeated="15"/>
          <table:table-cell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7" table:formula="of:=[.F6]+1" office:value-type="float" office:value="2" calcext:value-type="float">
            <text:p>2</text:p>
          </table:table-cell>
          <table:table-cell table:style-name="ce140" office:value-type="string" calcext:value-type="string">
            <text:p>PaysRacan2</text:p>
          </table:table-cell>
          <table:table-cell table:style-name="Default" table:number-columns-repeated="3"/>
          <table:table-cell table:style-name="ce179" table:formula="of:=[.K6]+1" office:value-type="float" office:value="6" calcext:value-type="float">
            <text:p>6</text:p>
          </table:table-cell>
          <table:table-cell table:style-name="ce140" office:value-type="string" calcext:value-type="string">
            <text:p>Ecommoy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7" table:formula="of:=[.F7]+1" office:value-type="float" office:value="3" calcext:value-type="float">
            <text:p>3</text:p>
          </table:table-cell>
          <table:table-cell table:style-name="ce140" office:value-type="string" calcext:value-type="string">
            <text:p>Gatines1</text:p>
          </table:table-cell>
          <table:table-cell table:style-name="Default" table:number-columns-repeated="3"/>
          <table:table-cell table:style-name="ce179" table:formula="of:=[.K7]+1" office:value-type="float" office:value="7" calcext:value-type="float">
            <text:p>7</text:p>
          </table:table-cell>
          <table:table-cell table:style-name="ce140" office:value-type="string" calcext:value-type="string">
            <text:p>FCVL F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12" table:formula="of:=[.F8]+1" office:value-type="float" office:value="4" calcext:value-type="float">
            <text:p>4</text:p>
          </table:table-cell>
          <table:table-cell table:style-name="ce141" office:value-type="string" calcext:value-type="string">
            <text:p>OuestTourangeau</text:p>
          </table:table-cell>
          <table:table-cell table:style-name="Default" table:number-columns-repeated="3"/>
          <table:table-cell table:style-name="ce180" table:formula="of:=[.K8]+1" office:value-type="float" office:value="8" calcext:value-type="float">
            <text:p>8</text:p>
          </table:table-cell>
          <table:table-cell table:style-name="ce141" office:value-type="string" calcext:value-type="string">
            <text:p>SudEstManceau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/>
          <table:table-cell table:style-name="ce20" office:value-type="string" calcext:value-type="string" table:number-columns-spanned="10" table:number-rows-spanned="1">
            <text:p>Phase de poule – A/B – Salle Guy La Croix puis CCVL</text:p>
          </table:table-cell>
          <table:covered-table-cell table:style-name="ce20"/>
          <table:covered-table-cell table:number-columns-repeated="7" table:style-name="ce66"/>
          <table:covered-table-cell table:style-name="ce209"/>
          <table:table-cell table:style-name="ce6"/>
          <table:table-cell/>
          <table:table-cell table:style-name="ce219" office:value-type="string" calcext:value-type="string" table:number-columns-spanned="9" table:number-rows-spanned="1">
            <text:p>Classement Poule <text:s/>A</text:p>
          </table:table-cell>
          <table:covered-table-cell table:number-columns-repeated="7" table:style-name="ce233"/>
          <table:covered-table-cell table:style-name="ce283"/>
          <table:table-cell table:number-columns-repeated="41"/>
        </table:table-row>
        <table:table-row table:style-name="ro2">
          <table:table-cell table:style-name="ce6" table:number-columns-repeated="2"/>
          <table:table-cell table:style-name="ce41" office:value-type="string" calcext:value-type="string">
            <text:p>N°</text:p>
          </table:table-cell>
          <table:table-cell table:style-name="ce41" office:value-type="string" calcext:value-type="string">
            <text:p>salle</text:p>
          </table:table-cell>
          <table:table-cell table:style-name="ce71" office:value-type="string" calcext:value-type="string">
            <text:p>Poule</text:p>
          </table:table-cell>
          <table:table-cell table:style-name="ce71" office:value-type="string" calcext:value-type="string">
            <text:p>Heure </text:p>
          </table:table-cell>
          <table:table-cell table:style-name="ce71"/>
          <table:table-cell table:style-name="ce71" office:value-type="string" calcext:value-type="string" table:number-columns-spanned="4" table:number-rows-spanned="1">
            <text:p>score</text:p>
          </table:table-cell>
          <table:covered-table-cell table:number-columns-repeated="3" table:style-name="ce71"/>
          <table:table-cell table:style-name="ce210" office:value-type="string" calcext:value-type="string">
            <text:p>Équipe 2</text:p>
          </table:table-cell>
          <table:table-cell table:style-name="ce6" table:number-columns-repeated="2"/>
          <table:table-cell table:style-name="ce246" office:value-type="string" calcext:value-type="string" table:number-columns-spanned="1" table:number-rows-spanned="2">
            <text:p>Class.</text:p>
          </table:table-cell>
          <table:table-cell table:style-name="ce277"/>
          <table:table-cell table:style-name="ce277" office:value-type="string" calcext:value-type="string" table:number-columns-spanned="1" table:number-rows-spanned="2">
            <text:p>Points</text:p>
          </table:table-cell>
          <table:table-cell table:style-name="ce277" office:value-type="string" calcext:value-type="string" table:number-columns-spanned="1" table:number-rows-spanned="2">
            <text:p>Diff. </text:p>
            <text:p>Buts</text:p>
          </table:table-cell>
          <table:table-cell table:style-name="ce277" office:value-type="string" calcext:value-type="string" table:number-columns-spanned="3" table:number-rows-spanned="1">
            <text:p>Points</text:p>
          </table:table-cell>
          <table:covered-table-cell table:number-columns-repeated="2" table:style-name="ce277"/>
          <table:table-cell table:style-name="ce297" office:value-type="string" calcext:value-type="string" table:number-columns-spanned="2" table:number-rows-spanned="1">
            <text:p>Buts</text:p>
          </table:table-cell>
          <table:covered-table-cell table:style-name="ce297"/>
          <table:table-cell table:style-name="ce6"/>
          <table:table-cell table:number-columns-repeated="40"/>
        </table:table-row>
        <table:table-row table:style-name="ro2">
          <table:table-cell table:style-name="ce6"/>
          <table:table-cell table:style-name="ce9"/>
          <table:table-cell table:style-name="ce42" office:value-type="float" office:value="1" calcext:value-type="float">
            <text:p>1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42" office:value-type="string" calcext:value-type="string">
            <text:p>A</text:p>
          </table:table-cell>
          <table:table-cell table:style-name="ce114" table:formula="of:=[.G3]" office:value-type="time" office:time-value="PT15H30M00S" calcext:value-type="time">
            <text:p>15:30</text:p>
          </table:table-cell>
          <table:table-cell table:style-name="ce142" table:formula="of:=[.$G6]" office:value-type="string" office:string-value="FCVL1" calcext:value-type="string">
            <text:p>FCVL1</text:p>
          </table:table-cell>
          <table:table-cell table:style-name="ce161" table:content-validation-name="val3" office:value-type="string" calcext:value-type="string">
            <text:p>P</text:p>
          </table:table-cell>
          <table:table-cell table:style-name="ce169" table:content-validation-name="val4" office:value-type="string" calcext:value-type="string">
            <text:p>0</text:p>
          </table:table-cell>
          <table:table-cell table:style-name="ce169" table:content-validation-name="val4" office:value-type="string" calcext:value-type="string">
            <text:p>1</text:p>
          </table:table-cell>
          <table:table-cell table:style-name="ce161" table:content-validation-name="val3" office:value-type="string" calcext:value-type="string">
            <text:p>G</text:p>
          </table:table-cell>
          <table:table-cell table:style-name="ce187" table:formula="of:=[.$G7]" office:value-type="string" office:string-value="PaysRacan2" calcext:value-type="string">
            <text:p>PaysRacan2</text:p>
          </table:table-cell>
          <table:table-cell table:style-name="ce9"/>
          <table:table-cell table:style-name="ce6"/>
          <table:covered-table-cell table:style-name="ce246"/>
          <table:table-cell table:style-name="ce277" office:value-type="string" calcext:value-type="string">
            <text:p>Poule A</text:p>
          </table:table-cell>
          <table:covered-table-cell table:number-columns-repeated="2" table:style-name="ce277"/>
          <table:table-cell table:style-name="ce277" office:value-type="string" calcext:value-type="string">
            <text:p>Ma1</text:p>
          </table:table-cell>
          <table:table-cell table:style-name="ce277" office:value-type="string" calcext:value-type="string">
            <text:p>Ma2</text:p>
          </table:table-cell>
          <table:table-cell table:style-name="ce277" office:value-type="string" calcext:value-type="string">
            <text:p>Ma3</text:p>
          </table:table-cell>
          <table:table-cell table:style-name="ce277" office:value-type="string" calcext:value-type="string">
            <text:p>Pour</text:p>
          </table:table-cell>
          <table:table-cell table:style-name="ce297" office:value-type="string" calcext:value-type="string">
            <text:p>Cont.</text:p>
          </table:table-cell>
          <table:table-cell table:style-name="ce6"/>
          <table:table-cell table:number-columns-repeated="40"/>
        </table:table-row>
        <table:table-row table:style-name="ro2">
          <table:table-cell table:style-name="ce6"/>
          <table:table-cell table:style-name="ce9"/>
          <table:table-cell table:style-name="ce42" table:formula="of:=[.C13]+1" office:value-type="float" office:value="2" calcext:value-type="float">
            <text:p>2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42" office:value-type="string" calcext:value-type="string">
            <text:p>A</text:p>
          </table:table-cell>
          <table:table-cell table:style-name="ce114" table:formula="of:=[.F13]+[.L3]" office:value-type="time" office:time-value="PT15H38M00S" calcext:value-type="time">
            <text:p>15:38</text:p>
          </table:table-cell>
          <table:table-cell table:style-name="ce142" table:formula="of:=[.$G8]" office:value-type="string" office:string-value="Gatines1" calcext:value-type="string">
            <text:p>Gatines1</text:p>
          </table:table-cell>
          <table:table-cell table:style-name="ce161" table:content-validation-name="val3"/>
          <table:table-cell table:style-name="ce169" table:content-validation-name="val4" table:number-columns-repeated="2"/>
          <table:table-cell table:style-name="ce161" table:content-validation-name="val3"/>
          <table:table-cell table:style-name="ce187" table:formula="of:=[.$G9]" office:value-type="string" office:string-value="OuestTourangeau" calcext:value-type="string">
            <text:p>OuestTourangeau</text:p>
          </table:table-cell>
          <table:table-cell table:style-name="ce9"/>
          <table:table-cell table:style-name="ce6"/>
          <table:table-cell table:style-name="ce221"/>
          <table:table-cell table:style-name="ce237" table:formula="of:=[.G6]" office:value-type="string" office:string-value="FCVL1" calcext:value-type="string">
            <text:p>FCVL1</text:p>
          </table:table-cell>
          <table:table-cell table:style-name="ce255" table:formula="of:=SUM([.S14:.U14])" office:value-type="float" office:value="1" calcext:value-type="float">
            <text:p>1</text:p>
          </table:table-cell>
          <table:table-cell table:style-name="ce255" table:formula="of:=[.V14]-[.W14]" office:value-type="float" office:value="-1" calcext:value-type="float">
            <text:p>-1</text:p>
          </table:table-cell>
          <table:table-cell table:style-name="ce274" table:formula="of:=CALCULPOINT([.H13])" office:value-type="float" office:value="1" calcext:value-type="float">
            <text:p>1</text:p>
          </table:table-cell>
          <table:table-cell table:style-name="ce274" table:formula="of:=CALCULPOINT([.H18])">
            <text:p/>
          </table:table-cell>
          <table:table-cell table:style-name="ce274" table:formula="of:=CALCULPOINT([.H23])">
            <text:p/>
          </table:table-cell>
          <table:table-cell table:style-name="ce274" table:formula="of:=[.I13]+[.I18]+[.I23]" office:value-type="float" office:value="0" calcext:value-type="float">
            <text:p>0</text:p>
          </table:table-cell>
          <table:table-cell table:style-name="ce285" table:formula="of:=[.J13]+[.J18]+[.J23]" office:value-type="float" office:value="1" calcext:value-type="float">
            <text:p>1</text:p>
          </table:table-cell>
          <table:table-cell table:style-name="ce6"/>
          <table:table-cell table:number-columns-repeated="40"/>
        </table:table-row>
        <table:table-row table:style-name="ro2">
          <table:table-cell/>
          <table:table-cell table:style-name="ce10"/>
          <table:table-cell table:style-name="ce42" table:formula="of:=[.C14]+1" office:value-type="float" office:value="3" calcext:value-type="float">
            <text:p>3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42" office:value-type="string" calcext:value-type="string">
            <text:p>B</text:p>
          </table:table-cell>
          <table:table-cell table:style-name="ce114" table:formula="of:=[.F14]+[.L3]" office:value-type="time" office:time-value="PT15H46M00S" calcext:value-type="time">
            <text:p>15:46</text:p>
          </table:table-cell>
          <table:table-cell table:style-name="ce142" table:formula="of:=[.$L6]" office:value-type="string" office:string-value="AnilleBraye" calcext:value-type="string">
            <text:p>AnilleBraye</text:p>
          </table:table-cell>
          <table:table-cell table:style-name="ce161" table:content-validation-name="val3"/>
          <table:table-cell table:style-name="ce169" table:content-validation-name="val4" table:number-columns-repeated="2"/>
          <table:table-cell table:style-name="ce161" table:content-validation-name="val3"/>
          <table:table-cell table:style-name="ce187" table:formula="of:=[.$L7]" office:value-type="string" office:string-value="Ecommoy" calcext:value-type="string">
            <text:p>Ecommoy</text:p>
          </table:table-cell>
          <table:table-cell table:style-name="ce10"/>
          <table:table-cell/>
          <table:table-cell table:style-name="ce221"/>
          <table:table-cell table:style-name="ce237" table:formula="of:=[.G7]" office:value-type="string" office:string-value="PaysRacan2" calcext:value-type="string">
            <text:p>PaysRacan2</text:p>
          </table:table-cell>
          <table:table-cell table:style-name="ce255" table:formula="of:=SUM([.S15:.U15])" office:value-type="float" office:value="4" calcext:value-type="float">
            <text:p>4</text:p>
          </table:table-cell>
          <table:table-cell table:style-name="ce255" table:formula="of:=[.V15]-[.W15]" office:value-type="float" office:value="1" calcext:value-type="float">
            <text:p>1</text:p>
          </table:table-cell>
          <table:table-cell table:style-name="ce274" table:formula="of:=CALCULPOINT([.K13])" office:value-type="float" office:value="4" calcext:value-type="float">
            <text:p>4</text:p>
          </table:table-cell>
          <table:table-cell table:style-name="ce274" table:formula="of:=CALCULPOINT([.H17])">
            <text:p/>
          </table:table-cell>
          <table:table-cell table:style-name="ce274" table:formula="of:=CALCULPOINT([.H22])">
            <text:p/>
          </table:table-cell>
          <table:table-cell table:style-name="ce274" table:formula="of:=[.J13]+[.I17]+[.I22]" office:value-type="float" office:value="1" calcext:value-type="float">
            <text:p>1</text:p>
          </table:table-cell>
          <table:table-cell table:style-name="ce285" table:formula="of:=[.I13]+[.J17]+[.J22]" office:value-type="float" office:value="0" calcext:value-type="float">
            <text:p>0</text:p>
          </table:table-cell>
          <table:table-cell table:number-columns-repeated="41"/>
        </table:table-row>
        <table:table-row table:style-name="ro2">
          <table:table-cell/>
          <table:table-cell table:style-name="ce7"/>
          <table:table-cell table:style-name="ce43" table:formula="of:=[.C15]+1" office:value-type="float" office:value="4" calcext:value-type="float">
            <text:p>4</text:p>
          </table:table-cell>
          <table:table-cell table:style-name="ce54" table:content-validation-name="val1" office:value-type="string" calcext:value-type="string">
            <text:p>GLCroix</text:p>
          </table:table-cell>
          <table:table-cell table:style-name="ce43" office:value-type="string" calcext:value-type="string">
            <text:p>B</text:p>
          </table:table-cell>
          <table:table-cell table:style-name="ce115" table:formula="of:=[.F15]+[.L3]" office:value-type="time" office:time-value="PT15H54M00S" calcext:value-type="time">
            <text:p>15:54</text:p>
          </table:table-cell>
          <table:table-cell table:style-name="ce144" table:formula="of:=[.$L8]" office:value-type="string" office:string-value="FCVL F" calcext:value-type="string">
            <text:p>FCVL F</text:p>
          </table:table-cell>
          <table:table-cell table:style-name="ce162" table:content-validation-name="val3"/>
          <table:table-cell table:style-name="ce170" table:content-validation-name="val4" table:number-columns-repeated="2"/>
          <table:table-cell table:style-name="ce162" table:content-validation-name="val3"/>
          <table:table-cell table:style-name="ce188" table:formula="of:=[.$L9]" office:value-type="string" office:string-value="SudEstManceau" calcext:value-type="string">
            <text:p>SudEstManceau</text:p>
          </table:table-cell>
          <table:table-cell table:style-name="ce7"/>
          <table:table-cell/>
          <table:table-cell table:style-name="ce221"/>
          <table:table-cell table:style-name="ce237" table:formula="of:=[.G8]" office:value-type="string" office:string-value="Gatines1" calcext:value-type="string">
            <text:p>Gatines1</text:p>
          </table:table-cell>
          <table:table-cell table:style-name="ce255" table:formula="of:=SUM([.S16:.U16])" office:value-type="float" office:value="0" calcext:value-type="float">
            <text:p>0</text:p>
          </table:table-cell>
          <table:table-cell table:style-name="ce255" table:formula="of:=[.V16]-[.W16]" office:value-type="float" office:value="0" calcext:value-type="float">
            <text:p>0</text:p>
          </table:table-cell>
          <table:table-cell table:style-name="ce274" table:formula="of:=CALCULPOINT([.H14])">
            <text:p/>
          </table:table-cell>
          <table:table-cell table:style-name="ce274" table:formula="of:=CALCULPOINT([.K18])">
            <text:p/>
          </table:table-cell>
          <table:table-cell table:style-name="ce274" table:formula="of:=CALCULPOINT([.K22])">
            <text:p/>
          </table:table-cell>
          <table:table-cell table:style-name="ce274" table:formula="of:=[.I14]+[.J18]+[.J22]" office:value-type="float" office:value="0" calcext:value-type="float">
            <text:p>0</text:p>
          </table:table-cell>
          <table:table-cell table:style-name="ce285" table:formula="of:=[.J14]+[.I18]+[.I22]" office:value-type="float" office:value="0" calcext:value-type="float">
            <text:p>0</text:p>
          </table:table-cell>
          <table:table-cell table:number-columns-repeated="41"/>
        </table:table-row>
        <table:table-row table:style-name="ro2">
          <table:table-cell/>
          <table:table-cell table:style-name="ce9"/>
          <table:table-cell table:style-name="ce42" table:formula="of:=[.C16]+1" office:value-type="float" office:value="5" calcext:value-type="float">
            <text:p>5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42" office:value-type="string" calcext:value-type="string">
            <text:p>A</text:p>
          </table:table-cell>
          <table:table-cell table:style-name="ce114" table:formula="of:=[.F16]+[.L3]" office:value-type="time" office:time-value="PT16H02M00S" calcext:value-type="time">
            <text:p>16:02</text:p>
          </table:table-cell>
          <table:table-cell table:style-name="ce142" table:formula="of:=[.$G7]" office:value-type="string" office:string-value="PaysRacan2" calcext:value-type="string">
            <text:p>PaysRacan2</text:p>
          </table:table-cell>
          <table:table-cell table:style-name="ce161" table:content-validation-name="val3"/>
          <table:table-cell table:style-name="ce169" table:content-validation-name="val4" table:number-columns-repeated="2"/>
          <table:table-cell table:style-name="ce161" table:content-validation-name="val3"/>
          <table:table-cell table:style-name="ce187" table:formula="of:=[.$G9]" office:value-type="string" office:string-value="OuestTourangeau" calcext:value-type="string">
            <text:p>OuestTourangeau</text:p>
          </table:table-cell>
          <table:table-cell table:style-name="ce9"/>
          <table:table-cell/>
          <table:table-cell table:style-name="ce222"/>
          <table:table-cell table:style-name="ce239" table:formula="of:=[.G9]" office:value-type="string" office:string-value="OuestTourangeau" calcext:value-type="string">
            <text:p>OuestTourangeau</text:p>
          </table:table-cell>
          <table:table-cell table:style-name="ce259" table:formula="of:=SUM([.S17:.U17])" office:value-type="float" office:value="0" calcext:value-type="float">
            <text:p>0</text:p>
          </table:table-cell>
          <table:table-cell table:style-name="ce259" table:formula="of:=[.V17]-[.W17]" office:value-type="float" office:value="0" calcext:value-type="float">
            <text:p>0</text:p>
          </table:table-cell>
          <table:table-cell table:style-name="ce275" table:formula="of:=CALCULPOINT([.K14])">
            <text:p/>
          </table:table-cell>
          <table:table-cell table:style-name="ce275" table:formula="of:=CALCULPOINT([.K17])">
            <text:p/>
          </table:table-cell>
          <table:table-cell table:style-name="ce275" table:formula="of:=CALCULPOINT([.K23])">
            <text:p/>
          </table:table-cell>
          <table:table-cell table:style-name="ce275" table:formula="of:=[.J14]+[.J17]+[.J23]" office:value-type="float" office:value="0" calcext:value-type="float">
            <text:p>0</text:p>
          </table:table-cell>
          <table:table-cell table:style-name="ce286" table:formula="of:=[.I14]+[.I17]+[.I23]" office:value-type="float" office:value="0" calcext:value-type="float">
            <text:p>0</text:p>
          </table:table-cell>
          <table:table-cell table:number-columns-repeated="41"/>
        </table:table-row>
        <table:table-row table:style-name="ro2">
          <table:table-cell/>
          <table:table-cell table:style-name="ce9"/>
          <table:table-cell table:style-name="ce42" table:formula="of:=[.C17]+1" office:value-type="float" office:value="6" calcext:value-type="float">
            <text:p>6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42" office:value-type="string" calcext:value-type="string">
            <text:p>A</text:p>
          </table:table-cell>
          <table:table-cell table:style-name="ce114" table:formula="of:=[.F17]+[.L3]" office:value-type="time" office:time-value="PT16H10M00S" calcext:value-type="time">
            <text:p>16:10</text:p>
          </table:table-cell>
          <table:table-cell table:style-name="ce142" table:formula="of:=[.$G6]" office:value-type="string" office:string-value="FCVL1" calcext:value-type="string">
            <text:p>FCVL1</text:p>
          </table:table-cell>
          <table:table-cell table:style-name="ce161" table:content-validation-name="val3"/>
          <table:table-cell table:style-name="ce169" table:content-validation-name="val4" table:number-columns-repeated="2"/>
          <table:table-cell table:style-name="ce161" table:content-validation-name="val3"/>
          <table:table-cell table:style-name="ce187" table:formula="of:=[.$G8]" office:value-type="string" office:string-value="Gatines1" calcext:value-type="string">
            <text:p>Gatines1</text:p>
          </table:table-cell>
          <table:table-cell table:style-name="ce9"/>
          <table:table-cell table:number-columns-repeated="51"/>
        </table:table-row>
        <table:table-row table:style-name="ro2">
          <table:table-cell/>
          <table:table-cell table:style-name="ce10"/>
          <table:table-cell table:style-name="ce42" table:formula="of:=[.C18]+1" office:value-type="float" office:value="7" calcext:value-type="float">
            <text:p>7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42" office:value-type="string" calcext:value-type="string">
            <text:p>B</text:p>
          </table:table-cell>
          <table:table-cell table:style-name="ce114" table:formula="of:=[.F18]+[.L3]" office:value-type="time" office:time-value="PT16H18M00S" calcext:value-type="time">
            <text:p>16:18</text:p>
          </table:table-cell>
          <table:table-cell table:style-name="ce142" table:formula="of:=[.$L7]" office:value-type="string" office:string-value="Ecommoy" calcext:value-type="string">
            <text:p>Ecommoy</text:p>
          </table:table-cell>
          <table:table-cell table:style-name="ce161" table:content-validation-name="val3"/>
          <table:table-cell table:style-name="ce169" table:content-validation-name="val4" table:number-columns-repeated="2"/>
          <table:table-cell table:style-name="ce161" table:content-validation-name="val3"/>
          <table:table-cell table:style-name="ce187" table:formula="of:=[.$L9]" office:value-type="string" office:string-value="SudEstManceau" calcext:value-type="string">
            <text:p>SudEstManceau</text:p>
          </table:table-cell>
          <table:table-cell table:style-name="ce10"/>
          <table:table-cell/>
          <table:table-cell table:style-name="ce223" office:value-type="string" calcext:value-type="string" table:number-columns-spanned="9" table:number-rows-spanned="1">
            <text:p>Classement Poule <text:s/>B</text:p>
          </table:table-cell>
          <table:covered-table-cell table:number-columns-repeated="7" table:style-name="ce243"/>
          <table:covered-table-cell table:style-name="ce287"/>
          <table:table-cell table:number-columns-repeated="41"/>
        </table:table-row>
        <table:table-row table:style-name="ro2">
          <table:table-cell/>
          <table:table-cell table:style-name="ce7"/>
          <table:table-cell table:style-name="ce43" table:formula="of:=[.C19]+1" office:value-type="float" office:value="8" calcext:value-type="float">
            <text:p>8</text:p>
          </table:table-cell>
          <table:table-cell table:style-name="ce54" table:content-validation-name="val1" office:value-type="string" calcext:value-type="string">
            <text:p>GLCroix</text:p>
          </table:table-cell>
          <table:table-cell table:style-name="ce43" office:value-type="string" calcext:value-type="string">
            <text:p>B</text:p>
          </table:table-cell>
          <table:table-cell table:style-name="ce115" table:formula="of:=[.F19]+[.L3]" office:value-type="time" office:time-value="PT16H26M00S" calcext:value-type="time">
            <text:p>16:26</text:p>
          </table:table-cell>
          <table:table-cell table:style-name="ce144" table:formula="of:=[.$L6]" office:value-type="string" office:string-value="AnilleBraye" calcext:value-type="string">
            <text:p>AnilleBraye</text:p>
          </table:table-cell>
          <table:table-cell table:style-name="ce162" table:content-validation-name="val3"/>
          <table:table-cell table:style-name="ce170" table:content-validation-name="val4" table:number-columns-repeated="2"/>
          <table:table-cell table:style-name="ce162" table:content-validation-name="val3"/>
          <table:table-cell table:style-name="ce188" table:formula="of:=[.$L8]" office:value-type="string" office:string-value="FCVL F" calcext:value-type="string">
            <text:p>FCVL F</text:p>
          </table:table-cell>
          <table:table-cell table:style-name="ce7"/>
          <table:table-cell/>
          <table:table-cell table:style-name="ce246" office:value-type="string" calcext:value-type="string" table:number-columns-spanned="1" table:number-rows-spanned="2">
            <text:p>Class.</text:p>
          </table:table-cell>
          <table:table-cell table:style-name="ce277"/>
          <table:table-cell table:style-name="ce277" office:value-type="string" calcext:value-type="string" table:number-columns-spanned="1" table:number-rows-spanned="2">
            <text:p>Points</text:p>
          </table:table-cell>
          <table:table-cell table:style-name="ce277" office:value-type="string" calcext:value-type="string" table:number-columns-spanned="1" table:number-rows-spanned="2">
            <text:p>Diff. </text:p>
            <text:p>Buts</text:p>
          </table:table-cell>
          <table:table-cell table:style-name="ce277" office:value-type="string" calcext:value-type="string" table:number-columns-spanned="3" table:number-rows-spanned="1">
            <text:p>Points</text:p>
          </table:table-cell>
          <table:covered-table-cell table:number-columns-repeated="2" table:style-name="ce277"/>
          <table:table-cell table:style-name="ce297" office:value-type="string" calcext:value-type="string" table:number-columns-spanned="2" table:number-rows-spanned="1">
            <text:p>Buts</text:p>
          </table:table-cell>
          <table:covered-table-cell table:style-name="ce297"/>
          <table:table-cell table:number-columns-repeated="41"/>
        </table:table-row>
        <table:table-row table:style-name="ro2">
          <table:table-cell/>
          <table:table-cell table:style-name="ce12" office:value-type="string" calcext:value-type="string" table:number-columns-spanned="12" table:number-rows-spanned="1">
            <text:p>Changement de salle</text:p>
          </table:table-cell>
          <table:covered-table-cell table:style-name="ce44"/>
          <table:covered-table-cell table:style-name="ce56" table:content-validation-name="val1"/>
          <table:covered-table-cell table:style-name="ce44"/>
          <table:covered-table-cell table:style-name="ce85"/>
          <table:covered-table-cell table:style-name="ce121"/>
          <table:covered-table-cell table:style-name="ce143" table:content-validation-name="val3"/>
          <table:covered-table-cell table:number-columns-repeated="2" table:style-name="ce157" table:content-validation-name="val4"/>
          <table:covered-table-cell table:style-name="ce143" table:content-validation-name="val3"/>
          <table:covered-table-cell table:style-name="ce213"/>
          <table:covered-table-cell table:style-name="ce7"/>
          <table:table-cell/>
          <table:covered-table-cell table:style-name="ce246"/>
          <table:table-cell table:style-name="ce277" office:value-type="string" calcext:value-type="string">
            <text:p>Poule B</text:p>
          </table:table-cell>
          <table:covered-table-cell table:number-columns-repeated="2" table:style-name="ce277"/>
          <table:table-cell table:style-name="ce277" office:value-type="string" calcext:value-type="string">
            <text:p>Ma1</text:p>
          </table:table-cell>
          <table:table-cell table:style-name="ce277" office:value-type="string" calcext:value-type="string">
            <text:p>Ma2</text:p>
          </table:table-cell>
          <table:table-cell table:style-name="ce277" office:value-type="string" calcext:value-type="string">
            <text:p>Ma3</text:p>
          </table:table-cell>
          <table:table-cell table:style-name="ce277" office:value-type="string" calcext:value-type="string">
            <text:p>Pour</text:p>
          </table:table-cell>
          <table:table-cell table:style-name="ce297" office:value-type="string" calcext:value-type="string">
            <text:p>Cont.</text:p>
          </table:table-cell>
          <table:table-cell table:number-columns-repeated="41"/>
        </table:table-row>
        <table:table-row table:style-name="ro2">
          <table:table-cell/>
          <table:table-cell table:style-name="ce9"/>
          <table:table-cell table:style-name="ce42" table:formula="of:=[.C20]+1" office:value-type="float" office:value="9" calcext:value-type="float">
            <text:p>9</text:p>
          </table:table-cell>
          <table:table-cell table:style-name="ce57" table:content-validation-name="val1" office:value-type="string" calcext:value-type="string">
            <text:p>CCVL</text:p>
          </table:table-cell>
          <table:table-cell table:style-name="ce42" office:value-type="string" calcext:value-type="string">
            <text:p>A</text:p>
          </table:table-cell>
          <table:table-cell table:style-name="ce114" table:formula="of:=[.F20]+[.L3]" office:value-type="time" office:time-value="PT16H34M00S" calcext:value-type="time">
            <text:p>16:34</text:p>
          </table:table-cell>
          <table:table-cell table:style-name="ce142" table:formula="of:=[.$G7]" office:value-type="string" office:string-value="PaysRacan2" calcext:value-type="string">
            <text:p>PaysRacan2</text:p>
          </table:table-cell>
          <table:table-cell table:style-name="ce161" table:content-validation-name="val3"/>
          <table:table-cell table:style-name="ce169" table:content-validation-name="val4" table:number-columns-repeated="2"/>
          <table:table-cell table:style-name="ce161" table:content-validation-name="val3"/>
          <table:table-cell table:style-name="ce187" table:formula="of:=[.$G8]" office:value-type="string" office:string-value="Gatines1" calcext:value-type="string">
            <text:p>Gatines1</text:p>
          </table:table-cell>
          <table:table-cell table:style-name="ce9"/>
          <table:table-cell/>
          <table:table-cell table:style-name="ce221"/>
          <table:table-cell table:style-name="ce237" table:formula="of:=[.$L6]" office:value-type="string" office:string-value="AnilleBraye" calcext:value-type="string">
            <text:p>AnilleBraye</text:p>
          </table:table-cell>
          <table:table-cell table:style-name="ce255" table:formula="of:=SUM([.S22:.U22])" office:value-type="float" office:value="0" calcext:value-type="float">
            <text:p>0</text:p>
          </table:table-cell>
          <table:table-cell table:style-name="ce255" table:formula="of:=[.V22]-[.W22]" office:value-type="float" office:value="0" calcext:value-type="float">
            <text:p>0</text:p>
          </table:table-cell>
          <table:table-cell table:style-name="ce274" table:formula="of:=CALCULPOINT([.H15])">
            <text:p/>
          </table:table-cell>
          <table:table-cell table:style-name="ce274" table:formula="of:=CALCULPOINT([.H20])">
            <text:p/>
          </table:table-cell>
          <table:table-cell table:style-name="ce274" table:formula="of:=CALCULPOINT([.H25])">
            <text:p/>
          </table:table-cell>
          <table:table-cell table:style-name="ce274" table:formula="of:=[.I15]+[.I20]+[.I25]" office:value-type="float" office:value="0" calcext:value-type="float">
            <text:p>0</text:p>
          </table:table-cell>
          <table:table-cell table:style-name="ce285" table:formula="of:=[.J15]+[.J20]+[.J25]" office:value-type="float" office:value="0" calcext:value-type="float">
            <text:p>0</text:p>
          </table:table-cell>
          <table:table-cell table:number-columns-repeated="41"/>
        </table:table-row>
        <table:table-row table:style-name="ro2">
          <table:table-cell/>
          <table:table-cell table:style-name="ce9"/>
          <table:table-cell table:style-name="ce42" table:formula="of:=[.C22]+1" office:value-type="float" office:value="10" calcext:value-type="float">
            <text:p>10</text:p>
          </table:table-cell>
          <table:table-cell table:style-name="ce57" table:content-validation-name="val1" office:value-type="string" calcext:value-type="string">
            <text:p>CCVL</text:p>
          </table:table-cell>
          <table:table-cell table:style-name="ce42" office:value-type="string" calcext:value-type="string">
            <text:p>A</text:p>
          </table:table-cell>
          <table:table-cell table:style-name="ce114" table:formula="of:=[.F22]+[.L3]" office:value-type="time" office:time-value="PT16H42M00S" calcext:value-type="time">
            <text:p>16:42</text:p>
          </table:table-cell>
          <table:table-cell table:style-name="ce142" table:formula="of:=[.$G6]" office:value-type="string" office:string-value="FCVL1" calcext:value-type="string">
            <text:p>FCVL1</text:p>
          </table:table-cell>
          <table:table-cell table:style-name="ce161" table:content-validation-name="val3"/>
          <table:table-cell table:style-name="ce169" table:content-validation-name="val4" table:number-columns-repeated="2"/>
          <table:table-cell table:style-name="ce161" table:content-validation-name="val3"/>
          <table:table-cell table:style-name="ce187" table:formula="of:=[.$G9]" office:value-type="string" office:string-value="OuestTourangeau" calcext:value-type="string">
            <text:p>OuestTourangeau</text:p>
          </table:table-cell>
          <table:table-cell table:style-name="ce9"/>
          <table:table-cell/>
          <table:table-cell table:style-name="ce221"/>
          <table:table-cell table:style-name="ce237" table:formula="of:=[.$L7]" office:value-type="string" office:string-value="Ecommoy" calcext:value-type="string">
            <text:p>Ecommoy</text:p>
          </table:table-cell>
          <table:table-cell table:style-name="ce255" table:formula="of:=SUM([.S23:.U23])" office:value-type="float" office:value="2" calcext:value-type="float">
            <text:p>2</text:p>
          </table:table-cell>
          <table:table-cell table:style-name="ce255" table:formula="of:=[.V23]-[.W23]" office:value-type="float" office:value="0" calcext:value-type="float">
            <text:p>0</text:p>
          </table:table-cell>
          <table:table-cell table:style-name="ce274" table:formula="of:=CALCULPOINT([.K15])">
            <text:p/>
          </table:table-cell>
          <table:table-cell table:style-name="ce274" table:formula="of:=CALCULPOINT([.H19])">
            <text:p/>
          </table:table-cell>
          <table:table-cell table:style-name="ce274" table:formula="of:=CALCULPOINT([.H24])" office:value-type="float" office:value="2" calcext:value-type="float">
            <text:p>2</text:p>
          </table:table-cell>
          <table:table-cell table:style-name="ce274" table:formula="of:=[.J15]+[.I19]+[.I24]" office:value-type="float" office:value="0" calcext:value-type="float">
            <text:p>0</text:p>
          </table:table-cell>
          <table:table-cell table:style-name="ce285" table:formula="of:=[.I15]+[.J19]+[.J24]" office:value-type="float" office:value="0" calcext:value-type="float">
            <text:p>0</text:p>
          </table:table-cell>
          <table:table-cell table:number-columns-repeated="41"/>
        </table:table-row>
        <table:table-row table:style-name="ro2">
          <table:table-cell/>
          <table:table-cell table:style-name="ce10"/>
          <table:table-cell table:style-name="ce42" table:formula="of:=[.C23]+1" office:value-type="float" office:value="11" calcext:value-type="float">
            <text:p>11</text:p>
          </table:table-cell>
          <table:table-cell table:style-name="ce57" table:content-validation-name="val1" office:value-type="string" calcext:value-type="string">
            <text:p>CCVL</text:p>
          </table:table-cell>
          <table:table-cell table:style-name="ce42" office:value-type="string" calcext:value-type="string">
            <text:p>B</text:p>
          </table:table-cell>
          <table:table-cell table:style-name="ce114" table:formula="of:=[.F23]+[.L3]" office:value-type="time" office:time-value="PT16H50M00S" calcext:value-type="time">
            <text:p>16:50</text:p>
          </table:table-cell>
          <table:table-cell table:style-name="ce142" table:formula="of:=[.$L7]" office:value-type="string" office:string-value="Ecommoy" calcext:value-type="string">
            <text:p>Ecommoy</text:p>
          </table:table-cell>
          <table:table-cell table:style-name="ce161" table:content-validation-name="val3" office:value-type="string" calcext:value-type="string">
            <text:p>N</text:p>
          </table:table-cell>
          <table:table-cell table:number-columns-repeated="2" table:style-name="ce169" table:content-validation-name="val4" office:value-type="string" calcext:value-type="string">
            <text:p>0</text:p>
          </table:table-cell>
          <table:table-cell table:style-name="ce161" table:content-validation-name="val3" office:value-type="string" calcext:value-type="string">
            <text:p>N</text:p>
          </table:table-cell>
          <table:table-cell table:style-name="ce187" table:formula="of:=[.$L8]" office:value-type="string" office:string-value="FCVL F" calcext:value-type="string">
            <text:p>FCVL F</text:p>
          </table:table-cell>
          <table:table-cell table:style-name="ce10"/>
          <table:table-cell/>
          <table:table-cell table:style-name="ce221"/>
          <table:table-cell table:style-name="ce237" table:formula="of:=[.$L8]" office:value-type="string" office:string-value="FCVL F" calcext:value-type="string">
            <text:p>FCVL F</text:p>
          </table:table-cell>
          <table:table-cell table:style-name="ce255" table:formula="of:=SUM([.S24:.U24])" office:value-type="float" office:value="2" calcext:value-type="float">
            <text:p>2</text:p>
          </table:table-cell>
          <table:table-cell table:style-name="ce255" table:formula="of:=[.V24]-[.W24]" office:value-type="float" office:value="0" calcext:value-type="float">
            <text:p>0</text:p>
          </table:table-cell>
          <table:table-cell table:style-name="ce274" table:formula="of:=CALCULPOINT([.H16])">
            <text:p/>
          </table:table-cell>
          <table:table-cell table:style-name="ce274" table:formula="of:=CALCULPOINT([.K20])">
            <text:p/>
          </table:table-cell>
          <table:table-cell table:style-name="ce274" table:formula="of:=CALCULPOINT([.K24])" office:value-type="float" office:value="2" calcext:value-type="float">
            <text:p>2</text:p>
          </table:table-cell>
          <table:table-cell table:style-name="ce274" table:formula="of:=[.I16]+[.J20]+[.J24]" office:value-type="float" office:value="0" calcext:value-type="float">
            <text:p>0</text:p>
          </table:table-cell>
          <table:table-cell table:style-name="ce285" table:formula="of:=[.J16]+[.I20]+[.I24]" office:value-type="float" office:value="0" calcext:value-type="float">
            <text:p>0</text:p>
          </table:table-cell>
          <table:table-cell table:number-columns-repeated="41"/>
        </table:table-row>
        <table:table-row table:style-name="ro2">
          <table:table-cell/>
          <table:table-cell table:style-name="ce7"/>
          <table:table-cell table:style-name="ce43" table:formula="of:=[.C24]+1" office:value-type="float" office:value="12" calcext:value-type="float">
            <text:p>12</text:p>
          </table:table-cell>
          <table:table-cell table:style-name="ce58" table:content-validation-name="val1" office:value-type="string" calcext:value-type="string">
            <text:p>CCVL</text:p>
          </table:table-cell>
          <table:table-cell table:style-name="ce43" office:value-type="string" calcext:value-type="string">
            <text:p>B</text:p>
          </table:table-cell>
          <table:table-cell table:style-name="ce115" table:formula="of:=[.F24]+[.L3]" office:value-type="time" office:time-value="PT16H58M00S" calcext:value-type="time">
            <text:p>16:58</text:p>
          </table:table-cell>
          <table:table-cell table:style-name="ce144" table:formula="of:=[.$L6]" office:value-type="string" office:string-value="AnilleBraye" calcext:value-type="string">
            <text:p>AnilleBraye</text:p>
          </table:table-cell>
          <table:table-cell table:style-name="ce162" table:content-validation-name="val3"/>
          <table:table-cell table:style-name="ce170" table:content-validation-name="val4" table:number-columns-repeated="2"/>
          <table:table-cell table:style-name="ce162" table:content-validation-name="val3"/>
          <table:table-cell table:style-name="ce188" table:formula="of:=[.$L9]" office:value-type="string" office:string-value="SudEstManceau" calcext:value-type="string">
            <text:p>SudEstManceau</text:p>
          </table:table-cell>
          <table:table-cell table:style-name="ce7"/>
          <table:table-cell/>
          <table:table-cell table:style-name="ce222"/>
          <table:table-cell table:style-name="ce239" table:formula="of:=[.$L9]" office:value-type="string" office:string-value="SudEstManceau" calcext:value-type="string">
            <text:p>SudEstManceau</text:p>
          </table:table-cell>
          <table:table-cell table:style-name="ce259" table:formula="of:=SUM([.S25:.U25])" office:value-type="float" office:value="0" calcext:value-type="float">
            <text:p>0</text:p>
          </table:table-cell>
          <table:table-cell table:style-name="ce259" table:formula="of:=[.V25]-[.W25]" office:value-type="float" office:value="0" calcext:value-type="float">
            <text:p>0</text:p>
          </table:table-cell>
          <table:table-cell table:style-name="ce275" table:formula="of:=CALCULPOINT([.K16])">
            <text:p/>
          </table:table-cell>
          <table:table-cell table:style-name="ce275" table:formula="of:=CALCULPOINT([.K19])">
            <text:p/>
          </table:table-cell>
          <table:table-cell table:style-name="ce275" table:formula="of:=CALCULPOINT([.K25])">
            <text:p/>
          </table:table-cell>
          <table:table-cell table:style-name="ce275" table:formula="of:=[.J16]+[.J19]+[.J25]" office:value-type="float" office:value="0" calcext:value-type="float">
            <text:p>0</text:p>
          </table:table-cell>
          <table:table-cell table:style-name="ce286" table:formula="of:=[.I16]+[.I19]+[.I25]" office:value-type="float" office:value="0" calcext:value-type="float">
            <text:p>0</text:p>
          </table:table-cell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06"/>
          <table:table-cell table:style-name="ce139" office:value-type="string" calcext:value-type="string">
            <text:p>Poule C</text:p>
          </table:table-cell>
          <table:table-cell table:style-name="Default" table:number-columns-repeated="3"/>
          <table:table-cell table:style-name="ce106"/>
          <table:table-cell table:style-name="ce139" office:value-type="string" calcext:value-type="string">
            <text:p>Poule D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20" table:formula="of:=[.K9]+1" office:value-type="float" office:value="9" calcext:value-type="float">
            <text:p>9</text:p>
          </table:table-cell>
          <table:table-cell table:style-name="ce140" office:value-type="string" calcext:value-type="string">
            <text:p>VilliersAuBouin</text:p>
          </table:table-cell>
          <table:table-cell table:style-name="Default" table:number-columns-repeated="3"/>
          <table:table-cell table:style-name="ce182" table:formula="of:=[.F31]+1" office:value-type="float" office:value="13" calcext:value-type="float">
            <text:p>13</text:p>
          </table:table-cell>
          <table:table-cell table:style-name="ce140" office:value-type="string" calcext:value-type="string">
            <text:p>COC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20" table:formula="of:=[.F28]+1" office:value-type="float" office:value="10" calcext:value-type="float">
            <text:p>10</text:p>
          </table:table-cell>
          <table:table-cell table:style-name="ce140" office:value-type="string" calcext:value-type="string">
            <text:p>Le Lude</text:p>
          </table:table-cell>
          <table:table-cell table:style-name="Default" table:number-columns-repeated="3"/>
          <table:table-cell table:style-name="ce182" table:formula="of:=[.K28]+1" office:value-type="float" office:value="14" calcext:value-type="float">
            <text:p>14</text:p>
          </table:table-cell>
          <table:table-cell table:style-name="ce140" office:value-type="string" calcext:value-type="string">
            <text:p>PaysRacan1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20" table:formula="of:=[.F29]+1" office:value-type="float" office:value="11" calcext:value-type="float">
            <text:p>11</text:p>
          </table:table-cell>
          <table:table-cell table:style-name="ce140" office:value-type="string" calcext:value-type="string">
            <text:p>FCVL2</text:p>
          </table:table-cell>
          <table:table-cell table:style-name="Default" table:number-columns-repeated="3"/>
          <table:table-cell table:style-name="ce182" table:formula="of:=[.K29]+1" office:value-type="float" office:value="15" calcext:value-type="float">
            <text:p>15</text:p>
          </table:table-cell>
          <table:table-cell table:style-name="ce140" office:value-type="string" calcext:value-type="string">
            <text:p>Gatines2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24" table:formula="of:=[.F30]+1" office:value-type="float" office:value="12" calcext:value-type="float">
            <text:p>12</text:p>
          </table:table-cell>
          <table:table-cell table:style-name="ce141" office:value-type="string" calcext:value-type="string">
            <text:p>Dissay</text:p>
          </table:table-cell>
          <table:table-cell table:style-name="Default" table:number-columns-repeated="3"/>
          <table:table-cell table:style-name="ce183" table:formula="of:=[.K30]+1" office:value-type="float" office:value="16" calcext:value-type="float">
            <text:p>16</text:p>
          </table:table-cell>
          <table:table-cell table:style-name="ce141" office:value-type="string" calcext:value-type="string">
            <text:p>Arsenal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/>
          <table:table-cell table:style-name="ce20" office:value-type="string" calcext:value-type="string" table:number-columns-spanned="10" table:number-rows-spanned="1">
            <text:p>Phase de poule – C/D - CCVL puis Guy La Croix</text:p>
          </table:table-cell>
          <table:covered-table-cell table:style-name="ce20"/>
          <table:covered-table-cell table:number-columns-repeated="7" table:style-name="ce66"/>
          <table:covered-table-cell table:style-name="ce209"/>
          <table:table-cell table:style-name="ce6"/>
          <table:table-cell/>
          <table:table-cell table:style-name="ce224" office:value-type="string" calcext:value-type="string" table:number-columns-spanned="9" table:number-rows-spanned="1">
            <text:p>Classement Poule C</text:p>
          </table:table-cell>
          <table:covered-table-cell table:number-columns-repeated="7" table:style-name="ce244"/>
          <table:covered-table-cell table:style-name="ce288"/>
          <table:table-cell table:number-columns-repeated="41"/>
        </table:table-row>
        <table:table-row table:style-name="ro2">
          <table:table-cell/>
          <table:table-cell table:style-name="ce6"/>
          <table:table-cell table:style-name="ce41" office:value-type="string" calcext:value-type="string">
            <text:p>N°</text:p>
          </table:table-cell>
          <table:table-cell table:style-name="ce41" office:value-type="string" calcext:value-type="string">
            <text:p>salle</text:p>
          </table:table-cell>
          <table:table-cell table:style-name="ce71" office:value-type="string" calcext:value-type="string">
            <text:p>Poule</text:p>
          </table:table-cell>
          <table:table-cell table:style-name="ce71" office:value-type="string" calcext:value-type="string">
            <text:p>Heure </text:p>
          </table:table-cell>
          <table:table-cell table:style-name="ce71"/>
          <table:table-cell table:style-name="ce71" table:number-columns-spanned="4" table:number-rows-spanned="1"/>
          <table:covered-table-cell table:number-columns-repeated="3" table:style-name="ce71"/>
          <table:table-cell table:style-name="ce210" office:value-type="string" calcext:value-type="string">
            <text:p>Équipe 2</text:p>
          </table:table-cell>
          <table:table-cell table:style-name="ce6"/>
          <table:table-cell/>
          <table:table-cell table:style-name="ce246" office:value-type="string" calcext:value-type="string" table:number-columns-spanned="1" table:number-rows-spanned="2">
            <text:p>Class.</text:p>
          </table:table-cell>
          <table:table-cell table:style-name="ce277"/>
          <table:table-cell table:style-name="ce277" office:value-type="string" calcext:value-type="string" table:number-columns-spanned="1" table:number-rows-spanned="2">
            <text:p>Points</text:p>
          </table:table-cell>
          <table:table-cell table:style-name="ce277" office:value-type="string" calcext:value-type="string" table:number-columns-spanned="1" table:number-rows-spanned="2">
            <text:p>Diff. </text:p>
            <text:p>Buts</text:p>
          </table:table-cell>
          <table:table-cell table:style-name="ce277" office:value-type="string" calcext:value-type="string" table:number-columns-spanned="3" table:number-rows-spanned="1">
            <text:p>Points</text:p>
          </table:table-cell>
          <table:covered-table-cell table:number-columns-repeated="2" table:style-name="ce277"/>
          <table:table-cell table:style-name="ce297" office:value-type="string" calcext:value-type="string" table:number-columns-spanned="2" table:number-rows-spanned="1">
            <text:p>Buts</text:p>
          </table:table-cell>
          <table:covered-table-cell table:style-name="ce297"/>
          <table:table-cell table:number-columns-repeated="41"/>
        </table:table-row>
        <table:table-row table:style-name="ro2">
          <table:table-cell/>
          <table:table-cell table:style-name="ce13"/>
          <table:table-cell table:style-name="ce42" table:formula="of:=[.C25]+1" office:value-type="float" office:value="13" calcext:value-type="float">
            <text:p>13</text:p>
          </table:table-cell>
          <table:table-cell table:style-name="ce57" table:content-validation-name="val1" office:value-type="string" calcext:value-type="string">
            <text:p>CCVL</text:p>
          </table:table-cell>
          <table:table-cell table:style-name="ce42" office:value-type="string" calcext:value-type="string">
            <text:p>C</text:p>
          </table:table-cell>
          <table:table-cell table:style-name="ce114" table:formula="of:=[.G3]" office:value-type="time" office:time-value="PT15H30M00S" calcext:value-type="time">
            <text:p>15:30</text:p>
          </table:table-cell>
          <table:table-cell table:style-name="ce122" table:formula="of:=[.G28]" office:value-type="string" office:string-value="VilliersAuBouin" calcext:value-type="string">
            <text:p>VilliersAuBouin</text:p>
          </table:table-cell>
          <table:table-cell table:style-name="ce161" table:content-validation-name="val3" office:value-type="string" calcext:value-type="string">
            <text:p>G</text:p>
          </table:table-cell>
          <table:table-cell table:style-name="ce158" table:content-validation-name="val4" office:value-type="string" calcext:value-type="string">
            <text:p>4</text:p>
          </table:table-cell>
          <table:table-cell table:style-name="ce169" table:content-validation-name="val4" office:value-type="string" calcext:value-type="string">
            <text:p>1</text:p>
          </table:table-cell>
          <table:table-cell table:style-name="ce161" table:content-validation-name="val3" office:value-type="string" calcext:value-type="string">
            <text:p>P</text:p>
          </table:table-cell>
          <table:table-cell table:style-name="ce187" table:formula="of:=[.G29]" office:value-type="string" office:string-value="Le Lude" calcext:value-type="string">
            <text:p>Le Lude</text:p>
          </table:table-cell>
          <table:table-cell table:style-name="ce13"/>
          <table:table-cell/>
          <table:covered-table-cell table:style-name="ce246"/>
          <table:table-cell table:style-name="ce277" office:value-type="string" calcext:value-type="string">
            <text:p>Poule C</text:p>
          </table:table-cell>
          <table:covered-table-cell table:number-columns-repeated="2" table:style-name="ce277"/>
          <table:table-cell table:style-name="ce277" office:value-type="string" calcext:value-type="string">
            <text:p>Ma1</text:p>
          </table:table-cell>
          <table:table-cell table:style-name="ce277" office:value-type="string" calcext:value-type="string">
            <text:p>Ma2</text:p>
          </table:table-cell>
          <table:table-cell table:style-name="ce277" office:value-type="string" calcext:value-type="string">
            <text:p>Ma3</text:p>
          </table:table-cell>
          <table:table-cell table:style-name="ce277" office:value-type="string" calcext:value-type="string">
            <text:p>Pour</text:p>
          </table:table-cell>
          <table:table-cell table:style-name="ce297" office:value-type="string" calcext:value-type="string">
            <text:p>Cont.</text:p>
          </table:table-cell>
          <table:table-cell table:number-columns-repeated="41"/>
        </table:table-row>
        <table:table-row table:style-name="ro2">
          <table:table-cell/>
          <table:table-cell table:style-name="ce13"/>
          <table:table-cell table:style-name="ce42" table:formula="of:=[.C35]+1" office:value-type="float" office:value="14" calcext:value-type="float">
            <text:p>14</text:p>
          </table:table-cell>
          <table:table-cell table:style-name="ce57" table:content-validation-name="val1" office:value-type="string" calcext:value-type="string">
            <text:p>CCVL</text:p>
          </table:table-cell>
          <table:table-cell table:style-name="ce42" office:value-type="string" calcext:value-type="string">
            <text:p>C</text:p>
          </table:table-cell>
          <table:table-cell table:style-name="ce114" table:formula="of:=[.F35]+[.L3]" office:value-type="time" office:time-value="PT15H38M00S" calcext:value-type="time">
            <text:p>15:38</text:p>
          </table:table-cell>
          <table:table-cell table:style-name="ce122" table:formula="of:=[.G30]" office:value-type="string" office:string-value="FCVL2" calcext:value-type="string">
            <text:p>FCVL2</text:p>
          </table:table-cell>
          <table:table-cell table:style-name="ce161" table:content-validation-name="val3"/>
          <table:table-cell table:style-name="ce158" table:content-validation-name="val4"/>
          <table:table-cell table:style-name="ce169" table:content-validation-name="val4"/>
          <table:table-cell table:style-name="ce161" table:content-validation-name="val3"/>
          <table:table-cell table:style-name="ce187" table:formula="of:=[.G31]" office:value-type="string" office:string-value="Dissay" calcext:value-type="string">
            <text:p>Dissay</text:p>
          </table:table-cell>
          <table:table-cell table:style-name="ce13"/>
          <table:table-cell/>
          <table:table-cell table:style-name="ce221"/>
          <table:table-cell table:style-name="ce237" table:formula="of:=[.G28]" office:value-type="string" office:string-value="VilliersAuBouin" calcext:value-type="string">
            <text:p>VilliersAuBouin</text:p>
          </table:table-cell>
          <table:table-cell table:style-name="ce255" table:formula="of:=SUM([.S36:.U36])" office:value-type="float" office:value="4" calcext:value-type="float">
            <text:p>4</text:p>
          </table:table-cell>
          <table:table-cell table:style-name="ce255" table:formula="of:=[.V36]-[.W36]" office:value-type="float" office:value="3" calcext:value-type="float">
            <text:p>3</text:p>
          </table:table-cell>
          <table:table-cell table:style-name="ce274" table:formula="of:=CALCULPOINT([.H35])" office:value-type="float" office:value="4" calcext:value-type="float">
            <text:p>4</text:p>
          </table:table-cell>
          <table:table-cell table:style-name="ce274" table:formula="of:=CALCULPOINT([.H40])">
            <text:p/>
          </table:table-cell>
          <table:table-cell table:style-name="ce274" table:formula="of:=CALCULPOINT([.H45])">
            <text:p/>
          </table:table-cell>
          <table:table-cell table:style-name="ce274" table:formula="of:=[.I35]+[.I39]+[.I44]" office:value-type="float" office:value="4" calcext:value-type="float">
            <text:p>4</text:p>
          </table:table-cell>
          <table:table-cell table:style-name="ce285" table:formula="of:=[.J35]+[.J40]+[.J45]" office:value-type="float" office:value="1" calcext:value-type="float">
            <text:p>1</text:p>
          </table:table-cell>
          <table:table-cell table:number-columns-repeated="41"/>
        </table:table-row>
        <table:table-row table:style-name="ro2">
          <table:table-cell/>
          <table:table-cell table:style-name="ce17"/>
          <table:table-cell table:style-name="ce42" table:formula="of:=[.C36]+1" office:value-type="float" office:value="15" calcext:value-type="float">
            <text:p>15</text:p>
          </table:table-cell>
          <table:table-cell table:style-name="ce57" table:content-validation-name="val1" office:value-type="string" calcext:value-type="string">
            <text:p>CCVL</text:p>
          </table:table-cell>
          <table:table-cell table:style-name="ce42" office:value-type="string" calcext:value-type="string">
            <text:p>D</text:p>
          </table:table-cell>
          <table:table-cell table:style-name="ce114" table:formula="of:=[.F36]+[.L3]" office:value-type="time" office:time-value="PT15H46M00S" calcext:value-type="time">
            <text:p>15:46</text:p>
          </table:table-cell>
          <table:table-cell table:style-name="ce122" table:formula="of:=[.L28]" office:value-type="string" office:string-value="COC" calcext:value-type="string">
            <text:p>COC</text:p>
          </table:table-cell>
          <table:table-cell table:style-name="ce161" table:content-validation-name="val3"/>
          <table:table-cell table:style-name="ce158" table:content-validation-name="val4"/>
          <table:table-cell table:style-name="ce169" table:content-validation-name="val4"/>
          <table:table-cell table:style-name="ce161" table:content-validation-name="val3"/>
          <table:table-cell table:style-name="ce187" table:formula="of:=[.L29]" office:value-type="string" office:string-value="PaysRacan1" calcext:value-type="string">
            <text:p>PaysRacan1</text:p>
          </table:table-cell>
          <table:table-cell table:style-name="ce17"/>
          <table:table-cell/>
          <table:table-cell table:style-name="ce221"/>
          <table:table-cell table:style-name="ce237" table:formula="of:=[.G29]" office:value-type="string" office:string-value="Le Lude" calcext:value-type="string">
            <text:p>Le Lude</text:p>
          </table:table-cell>
          <table:table-cell table:style-name="ce255" table:formula="of:=SUM([.S37:.U37])" office:value-type="float" office:value="1" calcext:value-type="float">
            <text:p>1</text:p>
          </table:table-cell>
          <table:table-cell table:style-name="ce255" table:formula="of:=[.V37]-[.W37]" office:value-type="float" office:value="-3" calcext:value-type="float">
            <text:p>-3</text:p>
          </table:table-cell>
          <table:table-cell table:style-name="ce274" table:formula="of:=CALCULPOINT([.K35])" office:value-type="float" office:value="1" calcext:value-type="float">
            <text:p>1</text:p>
          </table:table-cell>
          <table:table-cell table:style-name="ce274" table:formula="of:=CALCULPOINT([.H39])">
            <text:p/>
          </table:table-cell>
          <table:table-cell table:style-name="ce274" table:formula="of:=CALCULPOINT([.H44])">
            <text:p/>
          </table:table-cell>
          <table:table-cell table:style-name="ce274" table:formula="of:=[.J35]+[.I39]+[.I44]" office:value-type="float" office:value="1" calcext:value-type="float">
            <text:p>1</text:p>
          </table:table-cell>
          <table:table-cell table:style-name="ce285" table:formula="of:=[.I35]+[.J39]+[.J44]" office:value-type="float" office:value="4" calcext:value-type="float">
            <text:p>4</text:p>
          </table:table-cell>
          <table:table-cell table:number-columns-repeated="41"/>
        </table:table-row>
        <table:table-row table:style-name="ro2">
          <table:table-cell/>
          <table:table-cell table:style-name="ce15"/>
          <table:table-cell table:style-name="ce43" table:formula="of:=[.C37]+1" office:value-type="float" office:value="16" calcext:value-type="float">
            <text:p>16</text:p>
          </table:table-cell>
          <table:table-cell table:style-name="ce58" table:content-validation-name="val1" office:value-type="string" calcext:value-type="string">
            <text:p>CCVL</text:p>
          </table:table-cell>
          <table:table-cell table:style-name="ce43" office:value-type="string" calcext:value-type="string">
            <text:p>D</text:p>
          </table:table-cell>
          <table:table-cell table:style-name="ce115" table:formula="of:=[.F37]+[.L3]" office:value-type="time" office:time-value="PT15H54M00S" calcext:value-type="time">
            <text:p>15:54</text:p>
          </table:table-cell>
          <table:table-cell table:style-name="ce123" table:formula="of:=[.L30]" office:value-type="string" office:string-value="Gatines2" calcext:value-type="string">
            <text:p>Gatines2</text:p>
          </table:table-cell>
          <table:table-cell table:style-name="ce162" table:content-validation-name="val3"/>
          <table:table-cell table:style-name="ce159" table:content-validation-name="val4"/>
          <table:table-cell table:style-name="ce170" table:content-validation-name="val4"/>
          <table:table-cell table:style-name="ce162" table:content-validation-name="val3"/>
          <table:table-cell table:style-name="ce188" table:formula="of:=[.L31]" office:value-type="string" office:string-value="Arsenal" calcext:value-type="string">
            <text:p>Arsenal</text:p>
          </table:table-cell>
          <table:table-cell table:style-name="ce15"/>
          <table:table-cell/>
          <table:table-cell table:style-name="ce221"/>
          <table:table-cell table:style-name="ce237" table:formula="of:=[.G30]" office:value-type="string" office:string-value="FCVL2" calcext:value-type="string">
            <text:p>FCVL2</text:p>
          </table:table-cell>
          <table:table-cell table:style-name="ce255" table:formula="of:=SUM([.S38:.U38])" office:value-type="float" office:value="0" calcext:value-type="float">
            <text:p>0</text:p>
          </table:table-cell>
          <table:table-cell table:style-name="ce255" table:formula="of:=[.V38]-[.W38]" office:value-type="float" office:value="0" calcext:value-type="float">
            <text:p>0</text:p>
          </table:table-cell>
          <table:table-cell table:style-name="ce274" table:formula="of:=CALCULPOINT([.H36])">
            <text:p/>
          </table:table-cell>
          <table:table-cell table:style-name="ce274" table:formula="of:=CALCULPOINT([.K40])">
            <text:p/>
          </table:table-cell>
          <table:table-cell table:style-name="ce274" table:formula="of:=CALCULPOINT([.K44])">
            <text:p/>
          </table:table-cell>
          <table:table-cell table:style-name="ce274" table:formula="of:=[.I36]+[.J40]+[.J44]" office:value-type="float" office:value="0" calcext:value-type="float">
            <text:p>0</text:p>
          </table:table-cell>
          <table:table-cell table:style-name="ce285" table:formula="of:=[.J36]+[.I40]+[.I44]" office:value-type="float" office:value="0" calcext:value-type="float">
            <text:p>0</text:p>
          </table:table-cell>
          <table:table-cell table:number-columns-repeated="41"/>
        </table:table-row>
        <table:table-row table:style-name="ro2">
          <table:table-cell/>
          <table:table-cell table:style-name="ce13"/>
          <table:table-cell table:style-name="ce42" table:formula="of:=[.C38]+1" office:value-type="float" office:value="17" calcext:value-type="float">
            <text:p>17</text:p>
          </table:table-cell>
          <table:table-cell table:style-name="ce57" table:content-validation-name="val1" office:value-type="string" calcext:value-type="string">
            <text:p>CCVL</text:p>
          </table:table-cell>
          <table:table-cell table:style-name="ce68" office:value-type="string" calcext:value-type="string">
            <text:p>C</text:p>
          </table:table-cell>
          <table:table-cell table:style-name="ce114" table:formula="of:=[.F38]+[.L3]" office:value-type="time" office:time-value="PT16H02M00S" calcext:value-type="time">
            <text:p>16:02</text:p>
          </table:table-cell>
          <table:table-cell table:style-name="ce122" table:formula="of:=[.G29]" office:value-type="string" office:string-value="Le Lude" calcext:value-type="string">
            <text:p>Le Lude</text:p>
          </table:table-cell>
          <table:table-cell table:style-name="ce161" table:content-validation-name="val3"/>
          <table:table-cell table:style-name="ce158" table:content-validation-name="val4"/>
          <table:table-cell table:style-name="ce169" table:content-validation-name="val4"/>
          <table:table-cell table:style-name="ce161" table:content-validation-name="val3"/>
          <table:table-cell table:style-name="ce187" table:formula="of:=[.G31]" office:value-type="string" office:string-value="Dissay" calcext:value-type="string">
            <text:p>Dissay</text:p>
          </table:table-cell>
          <table:table-cell table:style-name="ce13"/>
          <table:table-cell/>
          <table:table-cell table:style-name="ce222"/>
          <table:table-cell table:style-name="ce239" table:formula="of:=[.G31]" office:value-type="string" office:string-value="Dissay" calcext:value-type="string">
            <text:p>Dissay</text:p>
          </table:table-cell>
          <table:table-cell table:style-name="ce259" table:formula="of:=SUM([.S39:.U39])" office:value-type="float" office:value="0" calcext:value-type="float">
            <text:p>0</text:p>
          </table:table-cell>
          <table:table-cell table:style-name="ce259" table:formula="of:=[.V39]-[.W39]" office:value-type="float" office:value="0" calcext:value-type="float">
            <text:p>0</text:p>
          </table:table-cell>
          <table:table-cell table:style-name="ce275" table:formula="of:=CALCULPOINT([.K36])">
            <text:p/>
          </table:table-cell>
          <table:table-cell table:style-name="ce275" table:formula="of:=CALCULPOINT([.K39])">
            <text:p/>
          </table:table-cell>
          <table:table-cell table:style-name="ce275" table:formula="of:=CALCULPOINT([.K45])">
            <text:p/>
          </table:table-cell>
          <table:table-cell table:style-name="ce275" table:formula="of:=[.J36]+[.J39]+[.J45]" office:value-type="float" office:value="0" calcext:value-type="float">
            <text:p>0</text:p>
          </table:table-cell>
          <table:table-cell table:style-name="ce286" table:formula="of:=[.I36]+[.I39]+[.I45]" office:value-type="float" office:value="0" calcext:value-type="float">
            <text:p>0</text:p>
          </table:table-cell>
          <table:table-cell table:number-columns-repeated="41"/>
        </table:table-row>
        <table:table-row table:style-name="ro2">
          <table:table-cell/>
          <table:table-cell table:style-name="ce13"/>
          <table:table-cell table:style-name="ce42" table:formula="of:=[.C39]+1" office:value-type="float" office:value="18" calcext:value-type="float">
            <text:p>18</text:p>
          </table:table-cell>
          <table:table-cell table:style-name="ce57" table:content-validation-name="val1" office:value-type="string" calcext:value-type="string">
            <text:p>CCVL</text:p>
          </table:table-cell>
          <table:table-cell table:style-name="ce68" office:value-type="string" calcext:value-type="string">
            <text:p>C</text:p>
          </table:table-cell>
          <table:table-cell table:style-name="ce114" table:formula="of:=[.F39]+[.L3]" office:value-type="time" office:time-value="PT16H10M00S" calcext:value-type="time">
            <text:p>16:10</text:p>
          </table:table-cell>
          <table:table-cell table:style-name="ce122" table:formula="of:=[.G28]" office:value-type="string" office:string-value="VilliersAuBouin" calcext:value-type="string">
            <text:p>VilliersAuBouin</text:p>
          </table:table-cell>
          <table:table-cell table:style-name="ce161" table:content-validation-name="val3"/>
          <table:table-cell table:style-name="ce158" table:content-validation-name="val4"/>
          <table:table-cell table:style-name="ce169" table:content-validation-name="val4"/>
          <table:table-cell table:style-name="ce161" table:content-validation-name="val3"/>
          <table:table-cell table:style-name="ce187" table:formula="of:=[.G30]" office:value-type="string" office:string-value="FCVL2" calcext:value-type="string">
            <text:p>FCVL2</text:p>
          </table:table-cell>
          <table:table-cell table:style-name="ce13"/>
          <table:table-cell table:number-columns-repeated="51"/>
        </table:table-row>
        <table:table-row table:style-name="ro2">
          <table:table-cell/>
          <table:table-cell table:style-name="ce17"/>
          <table:table-cell table:style-name="ce42" table:formula="of:=[.C40]+1" office:value-type="float" office:value="19" calcext:value-type="float">
            <text:p>19</text:p>
          </table:table-cell>
          <table:table-cell table:style-name="ce57" table:content-validation-name="val1" office:value-type="string" calcext:value-type="string">
            <text:p>CCVL</text:p>
          </table:table-cell>
          <table:table-cell table:style-name="ce68" office:value-type="string" calcext:value-type="string">
            <text:p>D</text:p>
          </table:table-cell>
          <table:table-cell table:style-name="ce114" table:formula="of:=[.F40]+[.L3]" office:value-type="time" office:time-value="PT16H18M00S" calcext:value-type="time">
            <text:p>16:18</text:p>
          </table:table-cell>
          <table:table-cell table:style-name="ce122" table:formula="of:=[.L29]" office:value-type="string" office:string-value="PaysRacan1" calcext:value-type="string">
            <text:p>PaysRacan1</text:p>
          </table:table-cell>
          <table:table-cell table:style-name="ce161" table:content-validation-name="val3"/>
          <table:table-cell table:style-name="ce158" table:content-validation-name="val4"/>
          <table:table-cell table:style-name="ce169" table:content-validation-name="val4"/>
          <table:table-cell table:style-name="ce161" table:content-validation-name="val3"/>
          <table:table-cell table:style-name="ce187" table:formula="of:=[.L31]" office:value-type="string" office:string-value="Arsenal" calcext:value-type="string">
            <text:p>Arsenal</text:p>
          </table:table-cell>
          <table:table-cell table:style-name="ce17"/>
          <table:table-cell/>
          <table:table-cell table:style-name="ce204" office:value-type="string" calcext:value-type="string" table:number-columns-spanned="9" table:number-rows-spanned="1">
            <text:p>Classement Poule D</text:p>
          </table:table-cell>
          <table:covered-table-cell table:number-columns-repeated="7" table:style-name="ce244"/>
          <table:covered-table-cell table:style-name="ce288"/>
          <table:table-cell table:number-columns-repeated="41"/>
        </table:table-row>
        <table:table-row table:style-name="ro2">
          <table:table-cell/>
          <table:table-cell table:style-name="ce15"/>
          <table:table-cell table:style-name="ce43" table:formula="of:=[.C41]+1" office:value-type="float" office:value="20" calcext:value-type="float">
            <text:p>20</text:p>
          </table:table-cell>
          <table:table-cell table:style-name="ce58" table:content-validation-name="val1" office:value-type="string" calcext:value-type="string">
            <text:p>CCVL</text:p>
          </table:table-cell>
          <table:table-cell table:style-name="ce69" office:value-type="string" calcext:value-type="string">
            <text:p>D</text:p>
          </table:table-cell>
          <table:table-cell table:style-name="ce115" table:formula="of:=[.F41]+[.L3]" office:value-type="time" office:time-value="PT16H26M00S" calcext:value-type="time">
            <text:p>16:26</text:p>
          </table:table-cell>
          <table:table-cell table:style-name="ce123" table:formula="of:=[.L28]" office:value-type="string" office:string-value="COC" calcext:value-type="string">
            <text:p>COC</text:p>
          </table:table-cell>
          <table:table-cell table:style-name="ce162" table:content-validation-name="val3" office:value-type="string" calcext:value-type="string">
            <text:p>G</text:p>
          </table:table-cell>
          <table:table-cell table:style-name="ce170" table:content-validation-name="val4" office:value-type="string" calcext:value-type="string">
            <text:p>1</text:p>
          </table:table-cell>
          <table:table-cell table:style-name="ce170" table:content-validation-name="val4" office:value-type="string" calcext:value-type="string">
            <text:p>0</text:p>
          </table:table-cell>
          <table:table-cell table:style-name="ce162" table:content-validation-name="val3" office:value-type="string" calcext:value-type="string">
            <text:p>P</text:p>
          </table:table-cell>
          <table:table-cell table:style-name="ce188" table:formula="of:=[.L30]" office:value-type="string" office:string-value="Gatines2" calcext:value-type="string">
            <text:p>Gatines2</text:p>
          </table:table-cell>
          <table:table-cell table:style-name="ce15"/>
          <table:table-cell/>
          <table:table-cell table:style-name="ce246" office:value-type="string" calcext:value-type="string" table:number-columns-spanned="1" table:number-rows-spanned="2">
            <text:p>Class.</text:p>
          </table:table-cell>
          <table:table-cell table:style-name="ce277"/>
          <table:table-cell table:style-name="ce277" office:value-type="string" calcext:value-type="string" table:number-columns-spanned="1" table:number-rows-spanned="2">
            <text:p>Points</text:p>
          </table:table-cell>
          <table:table-cell table:style-name="ce277" office:value-type="string" calcext:value-type="string" table:number-columns-spanned="1" table:number-rows-spanned="2">
            <text:p>Diff. </text:p>
            <text:p>Buts</text:p>
          </table:table-cell>
          <table:table-cell table:style-name="ce277" office:value-type="string" calcext:value-type="string" table:number-columns-spanned="3" table:number-rows-spanned="1">
            <text:p>Points</text:p>
          </table:table-cell>
          <table:covered-table-cell table:number-columns-repeated="2" table:style-name="ce277"/>
          <table:table-cell table:style-name="ce297" office:value-type="string" calcext:value-type="string" table:number-columns-spanned="2" table:number-rows-spanned="1">
            <text:p>Buts</text:p>
          </table:table-cell>
          <table:covered-table-cell table:style-name="ce297"/>
          <table:table-cell table:number-columns-repeated="41"/>
        </table:table-row>
        <table:table-row table:style-name="ro2">
          <table:table-cell/>
          <table:table-cell table:style-name="ce12" office:value-type="string" calcext:value-type="string" table:number-columns-spanned="12" table:number-rows-spanned="1">
            <text:p>Changement de salle</text:p>
          </table:table-cell>
          <table:covered-table-cell table:style-name="ce44"/>
          <table:covered-table-cell table:style-name="ce59" table:content-validation-name="val1"/>
          <table:covered-table-cell table:style-name="ce70"/>
          <table:covered-table-cell table:style-name="ce85"/>
          <table:covered-table-cell table:style-name="ce133"/>
          <table:covered-table-cell table:style-name="ce143" table:content-validation-name="val3"/>
          <table:covered-table-cell table:number-columns-repeated="2" table:style-name="ce157" table:content-validation-name="val4"/>
          <table:covered-table-cell table:style-name="ce143" table:content-validation-name="val3"/>
          <table:covered-table-cell table:style-name="ce213"/>
          <table:covered-table-cell table:style-name="ce15"/>
          <table:table-cell/>
          <table:covered-table-cell table:style-name="ce246"/>
          <table:table-cell table:style-name="ce277" office:value-type="string" calcext:value-type="string">
            <text:p>Poule D</text:p>
          </table:table-cell>
          <table:covered-table-cell table:number-columns-repeated="2" table:style-name="ce277"/>
          <table:table-cell table:style-name="ce277" office:value-type="string" calcext:value-type="string">
            <text:p>Ma1</text:p>
          </table:table-cell>
          <table:table-cell table:style-name="ce277" office:value-type="string" calcext:value-type="string">
            <text:p>Ma2</text:p>
          </table:table-cell>
          <table:table-cell table:style-name="ce277" office:value-type="string" calcext:value-type="string">
            <text:p>Ma3</text:p>
          </table:table-cell>
          <table:table-cell table:style-name="ce277" office:value-type="string" calcext:value-type="string">
            <text:p>Pour</text:p>
          </table:table-cell>
          <table:table-cell table:style-name="ce297" office:value-type="string" calcext:value-type="string">
            <text:p>Cont.</text:p>
          </table:table-cell>
          <table:table-cell table:number-columns-repeated="41"/>
        </table:table-row>
        <table:table-row table:style-name="ro2">
          <table:table-cell/>
          <table:table-cell table:style-name="ce13"/>
          <table:table-cell table:style-name="ce42" table:formula="of:=[.C42]+1" office:value-type="float" office:value="21" calcext:value-type="float">
            <text:p>21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90" office:value-type="string" calcext:value-type="string">
            <text:p>C</text:p>
          </table:table-cell>
          <table:table-cell table:style-name="ce114" table:formula="of:=[.F42]+[.L3]" office:value-type="time" office:time-value="PT16H34M00S" calcext:value-type="time">
            <text:p>16:34</text:p>
          </table:table-cell>
          <table:table-cell table:style-name="ce142" table:formula="of:=[.G29]" office:value-type="string" office:string-value="Le Lude" calcext:value-type="string">
            <text:p>Le Lude</text:p>
          </table:table-cell>
          <table:table-cell table:style-name="ce161" table:content-validation-name="val3"/>
          <table:table-cell table:style-name="ce169" table:content-validation-name="val4" table:number-columns-repeated="2"/>
          <table:table-cell table:style-name="ce161" table:content-validation-name="val3"/>
          <table:table-cell table:style-name="ce187" table:formula="of:=[.G30]" office:value-type="string" office:string-value="FCVL2" calcext:value-type="string">
            <text:p>FCVL2</text:p>
          </table:table-cell>
          <table:table-cell table:style-name="ce13"/>
          <table:table-cell/>
          <table:table-cell table:style-name="ce221"/>
          <table:table-cell table:style-name="ce237" table:formula="of:=[.L28]" office:value-type="string" office:string-value="COC" calcext:value-type="string">
            <text:p>COC</text:p>
          </table:table-cell>
          <table:table-cell table:style-name="ce255" table:formula="of:=SUM([.S44:.U44])" office:value-type="float" office:value="4" calcext:value-type="float">
            <text:p>4</text:p>
          </table:table-cell>
          <table:table-cell table:style-name="ce255" table:formula="of:=[.V44]-[.W44]" office:value-type="float" office:value="1" calcext:value-type="float">
            <text:p>1</text:p>
          </table:table-cell>
          <table:table-cell table:style-name="ce274" table:formula="of:=CALCULPOINT([.H37])">
            <text:p/>
          </table:table-cell>
          <table:table-cell table:style-name="ce274" table:formula="of:=CALCULPOINT([.H42])" office:value-type="float" office:value="4" calcext:value-type="float">
            <text:p>4</text:p>
          </table:table-cell>
          <table:table-cell table:style-name="ce274" table:formula="of:=CALCULPOINT([.H47])">
            <text:p/>
          </table:table-cell>
          <table:table-cell table:style-name="ce274" table:formula="of:=[.I37]+[.I42]+[.I47]" office:value-type="float" office:value="1" calcext:value-type="float">
            <text:p>1</text:p>
          </table:table-cell>
          <table:table-cell table:style-name="ce285" table:formula="of:=[.J37]+[.J42]+[.J47]" office:value-type="float" office:value="0" calcext:value-type="float">
            <text:p>0</text:p>
          </table:table-cell>
          <table:table-cell table:number-columns-repeated="41"/>
        </table:table-row>
        <table:table-row table:style-name="ro2">
          <table:table-cell/>
          <table:table-cell table:style-name="ce13"/>
          <table:table-cell table:style-name="ce42" table:formula="of:=[.C44]+1" office:value-type="float" office:value="22" calcext:value-type="float">
            <text:p>22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90" office:value-type="string" calcext:value-type="string">
            <text:p>C</text:p>
          </table:table-cell>
          <table:table-cell table:style-name="ce114" table:formula="of:=[.F44]+[.L3]" office:value-type="time" office:time-value="PT16H42M00S" calcext:value-type="time">
            <text:p>16:42</text:p>
          </table:table-cell>
          <table:table-cell table:style-name="ce142" table:formula="of:=[.G28]" office:value-type="string" office:string-value="VilliersAuBouin" calcext:value-type="string">
            <text:p>VilliersAuBouin</text:p>
          </table:table-cell>
          <table:table-cell table:style-name="ce161" table:content-validation-name="val3"/>
          <table:table-cell table:style-name="ce169" table:content-validation-name="val4" table:number-columns-repeated="2"/>
          <table:table-cell table:style-name="ce161" table:content-validation-name="val3"/>
          <table:table-cell table:style-name="ce187" table:formula="of:=[.G31]" office:value-type="string" office:string-value="Dissay" calcext:value-type="string">
            <text:p>Dissay</text:p>
          </table:table-cell>
          <table:table-cell table:style-name="ce13"/>
          <table:table-cell/>
          <table:table-cell table:style-name="ce221"/>
          <table:table-cell table:style-name="ce237" table:formula="of:=[.L29]" office:value-type="string" office:string-value="PaysRacan1" calcext:value-type="string">
            <text:p>PaysRacan1</text:p>
          </table:table-cell>
          <table:table-cell table:style-name="ce255" table:formula="of:=SUM([.S45:.U45])" office:value-type="float" office:value="0" calcext:value-type="float">
            <text:p>0</text:p>
          </table:table-cell>
          <table:table-cell table:style-name="ce255" table:formula="of:=[.V45]-[.W45]" office:value-type="float" office:value="0" calcext:value-type="float">
            <text:p>0</text:p>
          </table:table-cell>
          <table:table-cell table:style-name="ce274" table:formula="of:=CALCULPOINT([.K37])">
            <text:p/>
          </table:table-cell>
          <table:table-cell table:style-name="ce274" table:formula="of:=CALCULPOINT([.H41])">
            <text:p/>
          </table:table-cell>
          <table:table-cell table:style-name="ce274" table:formula="of:=CALCULPOINT([.H46])">
            <text:p/>
          </table:table-cell>
          <table:table-cell table:style-name="ce274" table:formula="of:=[.J37]+[.I41]+[.I46]" office:value-type="float" office:value="0" calcext:value-type="float">
            <text:p>0</text:p>
          </table:table-cell>
          <table:table-cell table:style-name="ce285" table:formula="of:=[.I37]+[.J41]+[.J46]" office:value-type="float" office:value="0" calcext:value-type="float">
            <text:p>0</text:p>
          </table:table-cell>
          <table:table-cell table:number-columns-repeated="41"/>
        </table:table-row>
        <table:table-row table:style-name="ro2">
          <table:table-cell/>
          <table:table-cell table:style-name="ce17"/>
          <table:table-cell table:style-name="ce42" table:formula="of:=[.C45]+1" office:value-type="float" office:value="23" calcext:value-type="float">
            <text:p>23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91" office:value-type="string" calcext:value-type="string">
            <text:p>D</text:p>
          </table:table-cell>
          <table:table-cell table:style-name="ce125" table:formula="of:=[.F45]+[.L3]" office:value-type="time" office:time-value="PT16H50M00S" calcext:value-type="time">
            <text:p>16:50</text:p>
          </table:table-cell>
          <table:table-cell table:style-name="ce149" table:formula="of:=[.L29]" office:value-type="string" office:string-value="PaysRacan1" calcext:value-type="string">
            <text:p>PaysRacan1</text:p>
          </table:table-cell>
          <table:table-cell table:style-name="ce164" table:content-validation-name="val3"/>
          <table:table-cell table:style-name="ce174" table:content-validation-name="val4" table:number-columns-repeated="2"/>
          <table:table-cell table:style-name="ce164" table:content-validation-name="val3"/>
          <table:table-cell table:style-name="ce190" table:formula="of:=[.L30]" office:value-type="string" office:string-value="Gatines2" calcext:value-type="string">
            <text:p>Gatines2</text:p>
          </table:table-cell>
          <table:table-cell table:style-name="ce17"/>
          <table:table-cell table:style-name="ce197"/>
          <table:table-cell table:style-name="ce221"/>
          <table:table-cell table:style-name="ce237" table:formula="of:=[.L30]" office:value-type="string" office:string-value="Gatines2" calcext:value-type="string">
            <text:p>Gatines2</text:p>
          </table:table-cell>
          <table:table-cell table:style-name="ce255" table:formula="of:=SUM([.S46:.U46])" office:value-type="float" office:value="1" calcext:value-type="float">
            <text:p>1</text:p>
          </table:table-cell>
          <table:table-cell table:style-name="ce255" table:formula="of:=[.V46]-[.W46]" office:value-type="float" office:value="-1" calcext:value-type="float">
            <text:p>-1</text:p>
          </table:table-cell>
          <table:table-cell table:style-name="ce274" table:formula="of:=CALCULPOINT([.H38])">
            <text:p/>
          </table:table-cell>
          <table:table-cell table:style-name="ce274" table:formula="of:=CALCULPOINT([.K42])" office:value-type="float" office:value="1" calcext:value-type="float">
            <text:p>1</text:p>
          </table:table-cell>
          <table:table-cell table:style-name="ce274" table:formula="of:=CALCULPOINT([.K46])">
            <text:p/>
          </table:table-cell>
          <table:table-cell table:style-name="ce274" table:formula="of:=[.I38]+[.J42]+[.J46]" office:value-type="float" office:value="0" calcext:value-type="float">
            <text:p>0</text:p>
          </table:table-cell>
          <table:table-cell table:style-name="ce285" table:formula="of:=[.J38]+[.I42]+[.I46]" office:value-type="float" office:value="1" calcext:value-type="float">
            <text:p>1</text:p>
          </table:table-cell>
          <table:table-cell table:style-name="ce197" table:number-columns-repeated="2"/>
          <table:table-cell table:number-columns-repeated="39"/>
        </table:table-row>
        <table:table-row table:style-name="ro2">
          <table:table-cell/>
          <table:table-cell table:style-name="ce15"/>
          <table:table-cell table:style-name="ce43" table:formula="of:=[.C46]+1" office:value-type="float" office:value="24" calcext:value-type="float">
            <text:p>24</text:p>
          </table:table-cell>
          <table:table-cell table:style-name="ce54" table:content-validation-name="val1" office:value-type="string" calcext:value-type="string">
            <text:p>GLCroix</text:p>
          </table:table-cell>
          <table:table-cell table:style-name="ce72" office:value-type="string" calcext:value-type="string">
            <text:p>D</text:p>
          </table:table-cell>
          <table:table-cell table:style-name="ce126" table:formula="of:=[.F46]+[.L3]" office:value-type="time" office:time-value="PT16H58M00S" calcext:value-type="time">
            <text:p>16:58</text:p>
          </table:table-cell>
          <table:table-cell table:style-name="ce150" table:formula="of:=[.L28]" office:value-type="string" office:string-value="COC" calcext:value-type="string">
            <text:p>COC</text:p>
          </table:table-cell>
          <table:table-cell table:style-name="ce165" table:content-validation-name="val3"/>
          <table:table-cell table:style-name="ce175" table:content-validation-name="val4" table:number-columns-repeated="2"/>
          <table:table-cell table:style-name="ce165" table:content-validation-name="val3"/>
          <table:table-cell table:style-name="ce191" table:formula="of:=[.L31]" office:value-type="string" office:string-value="Arsenal" calcext:value-type="string">
            <text:p>Arsenal</text:p>
          </table:table-cell>
          <table:table-cell table:style-name="ce196"/>
          <table:table-cell table:style-name="ce197"/>
          <table:table-cell table:style-name="ce222"/>
          <table:table-cell table:style-name="ce239" table:formula="of:=[.L31]" office:value-type="string" office:string-value="Arsenal" calcext:value-type="string">
            <text:p>Arsenal</text:p>
          </table:table-cell>
          <table:table-cell table:style-name="ce259" table:formula="of:=SUM([.S47:.U47])" office:value-type="float" office:value="0" calcext:value-type="float">
            <text:p>0</text:p>
          </table:table-cell>
          <table:table-cell table:style-name="ce259" table:formula="of:=[.V47]-[.W47]" office:value-type="float" office:value="0" calcext:value-type="float">
            <text:p>0</text:p>
          </table:table-cell>
          <table:table-cell table:style-name="ce275" table:formula="of:=CALCULPOINT([.K38])">
            <text:p/>
          </table:table-cell>
          <table:table-cell table:style-name="ce275" table:formula="of:=CALCULPOINT([.K41])">
            <text:p/>
          </table:table-cell>
          <table:table-cell table:style-name="ce275" table:formula="of:=CALCULPOINT([.K47])">
            <text:p/>
          </table:table-cell>
          <table:table-cell table:style-name="ce275" table:formula="of:=[.J38]+[.J41]+[.J47]" office:value-type="float" office:value="0" calcext:value-type="float">
            <text:p>0</text:p>
          </table:table-cell>
          <table:table-cell table:style-name="ce286" table:formula="of:=[.I38]+[.I41]+[.I47]" office:value-type="float" office:value="0" calcext:value-type="float">
            <text:p>0</text:p>
          </table:table-cell>
          <table:table-cell table:style-name="ce197" table:number-columns-repeated="2"/>
          <table:table-cell table:number-columns-repeated="39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52"/>
        </table:table-row>
        <table:table-row table:style-name="ro2">
          <table:table-cell table:number-columns-repeated="2"/>
          <table:table-cell table:style-name="ce25" office:value-type="string" calcext:value-type="string" table:number-columns-spanned="10" table:number-rows-spanned="1">
            <text:p>Phase finale</text:p>
          </table:table-cell>
          <table:covered-table-cell table:style-name="ce25"/>
          <table:covered-table-cell table:number-columns-repeated="7" table:style-name="ce73"/>
          <table:covered-table-cell table:style-name="ce214"/>
          <table:table-cell table:number-columns-repeated="2"/>
          <table:table-cell table:style-name="ce230"/>
          <table:table-cell table:style-name="ce252" office:value-type="string" calcext:value-type="string">
            <text:p>Classement</text:p>
          </table:table-cell>
          <table:table-cell table:number-columns-repeated="4"/>
          <table:table-cell table:style-name="ce278"/>
          <table:table-cell table:style-name="ce281" office:value-type="string" calcext:value-type="string" table:number-columns-spanned="2" table:number-rows-spanned="1">
            <text:p>Temps de pause</text:p>
          </table:table-cell>
          <table:covered-table-cell/>
          <table:table-cell table:number-columns-repeated="41"/>
        </table:table-row>
        <table:table-row table:style-name="ro2">
          <table:table-cell/>
          <table:table-cell table:style-name="ce37"/>
          <table:table-cell table:style-name="ce42" table:formula="of:=[.C47]+1" office:value-type="float" office:value="25" calcext:value-type="float">
            <text:p>25</text:p>
          </table:table-cell>
          <table:table-cell table:style-name="ce53" table:content-validation-name="val1" office:value-type="string" calcext:value-type="string">
            <text:p>CCVL</text:p>
          </table:table-cell>
          <table:table-cell table:style-name="ce74" office:value-type="string" calcext:value-type="string">
            <text:p>PL13_16₁</text:p>
          </table:table-cell>
          <table:table-cell table:style-name="ce114" table:formula="of:=[.F47]+[.L3]+[.V50]" office:value-type="time" office:time-value="PT17H15M00S" calcext:value-type="time">
            <text:p>17:15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office:value-type="float" office:value="1" calcext:value-type="float">
            <text:p>1</text:p>
          </table:table-cell>
          <table:table-cell table:style-name="ce253" table:content-validation-name="val5"/>
          <table:table-cell table:number-columns-repeated="5"/>
          <table:table-cell table:style-name="ce282" table:formula="of:=TIME(0;9;0)" office:value-type="time" office:time-value="PT00H09M00S" calcext:value-type="time" table:number-columns-spanned="2" table:number-rows-spanned="1">
            <text:p>00:09</text:p>
          </table:table-cell>
          <table:covered-table-cell/>
          <table:table-cell table:number-columns-repeated="41"/>
        </table:table-row>
        <table:table-row table:style-name="ro2">
          <table:table-cell/>
          <table:table-cell table:style-name="ce37"/>
          <table:table-cell table:style-name="ce42" table:formula="of:=[.C50]+1" office:value-type="float" office:value="26" calcext:value-type="float">
            <text:p>26</text:p>
          </table:table-cell>
          <table:table-cell table:style-name="ce53" table:content-validation-name="val1" office:value-type="string" calcext:value-type="string">
            <text:p>CCVL</text:p>
          </table:table-cell>
          <table:table-cell table:style-name="ce74" office:value-type="string" calcext:value-type="string">
            <text:p>PL13_16₂</text:p>
          </table:table-cell>
          <table:table-cell table:style-name="ce114" table:formula="of:=[.F50]+[.L3]" office:value-type="time" office:time-value="PT17H23M00S" calcext:value-type="time">
            <text:p>17:23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table:formula="of:=[.O50]+1" office:value-type="float" office:value="2" calcext:value-type="float">
            <text:p>2</text:p>
          </table:table-cell>
          <table:table-cell table:style-name="ce253" table:content-validation-name="val5"/>
          <table:table-cell table:number-columns-repeated="48"/>
        </table:table-row>
        <table:table-row table:style-name="ro2">
          <table:table-cell/>
          <table:table-cell table:style-name="ce37"/>
          <table:table-cell table:style-name="ce42" table:formula="of:=[.C51]+1" office:value-type="float" office:value="27" calcext:value-type="float">
            <text:p>27</text:p>
          </table:table-cell>
          <table:table-cell table:style-name="ce53" table:content-validation-name="val1" office:value-type="string" calcext:value-type="string">
            <text:p>CCVL</text:p>
          </table:table-cell>
          <table:table-cell table:style-name="ce74" office:value-type="string" calcext:value-type="string">
            <text:p>PL9_12₁</text:p>
          </table:table-cell>
          <table:table-cell table:style-name="ce114" table:formula="of:=[.F51]+[.L3]" office:value-type="time" office:time-value="PT17H31M00S" calcext:value-type="time">
            <text:p>17:31</text:p>
          </table:table-cell>
          <table:table-cell table:style-name="ce136" table:content-validation-name="val2" office:value-type="string" calcext:value-type="string">
            <text:p>PaysRacan2</text:p>
          </table:table-cell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 office:value-type="string" calcext:value-type="string">
            <text:p>FCVL F</text:p>
          </table:table-cell>
          <table:table-cell table:style-name="ce37"/>
          <table:table-cell/>
          <table:table-cell table:style-name="ce231" table:formula="of:=[.O51]+1" office:value-type="float" office:value="3" calcext:value-type="float">
            <text:p>3</text:p>
          </table:table-cell>
          <table:table-cell table:style-name="ce253" table:content-validation-name="val5"/>
          <table:table-cell table:number-columns-repeated="48"/>
        </table:table-row>
        <table:table-row table:style-name="ro2">
          <table:table-cell/>
          <table:table-cell table:style-name="ce37"/>
          <table:table-cell table:style-name="ce42" table:formula="of:=[.C52]+1" office:value-type="float" office:value="28" calcext:value-type="float">
            <text:p>28</text:p>
          </table:table-cell>
          <table:table-cell table:style-name="ce53" table:content-validation-name="val1" office:value-type="string" calcext:value-type="string">
            <text:p>CCVL</text:p>
          </table:table-cell>
          <table:table-cell table:style-name="ce74" office:value-type="string" calcext:value-type="string">
            <text:p>PL9_12₂</text:p>
          </table:table-cell>
          <table:table-cell table:style-name="ce114" table:formula="of:=[.F52]+[.L3]" office:value-type="time" office:time-value="PT17H39M00S" calcext:value-type="time">
            <text:p>17:39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table:formula="of:=[.O52]+1" office:value-type="float" office:value="4" calcext:value-type="float">
            <text:p>4</text:p>
          </table:table-cell>
          <table:table-cell table:style-name="ce253" table:content-validation-name="val5"/>
          <table:table-cell table:number-columns-repeated="48"/>
        </table:table-row>
        <table:table-row table:style-name="ro2">
          <table:table-cell/>
          <table:table-cell table:style-name="ce37"/>
          <table:table-cell table:style-name="ce42" table:formula="of:=[.C53]+1" office:value-type="float" office:value="29" calcext:value-type="float">
            <text:p>29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74" office:value-type="string" calcext:value-type="string">
            <text:p>PL5_8₁</text:p>
          </table:table-cell>
          <table:table-cell table:style-name="ce114" table:formula="of:=[.F47]+[.V50]+[.L3]" office:value-type="time" office:time-value="PT17H15M00S" calcext:value-type="time">
            <text:p>17:15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table:formula="of:=[.O53]+1" office:value-type="float" office:value="5" calcext:value-type="float">
            <text:p>5</text:p>
          </table:table-cell>
          <table:table-cell table:style-name="ce253" table:content-validation-name="val5"/>
          <table:table-cell table:number-columns-repeated="48"/>
        </table:table-row>
        <table:table-row table:style-name="ro2">
          <table:table-cell/>
          <table:table-cell table:style-name="ce37"/>
          <table:table-cell table:style-name="ce42" table:formula="of:=[.C54]+1" office:value-type="float" office:value="30" calcext:value-type="float">
            <text:p>30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74" office:value-type="string" calcext:value-type="string">
            <text:p>PL5_8₂</text:p>
          </table:table-cell>
          <table:table-cell table:style-name="ce114" table:formula="of:=[.F54]+[.L3]" office:value-type="time" office:time-value="PT17H23M00S" calcext:value-type="time">
            <text:p>17:23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table:formula="of:=[.O54]+1" office:value-type="float" office:value="6" calcext:value-type="float">
            <text:p>6</text:p>
          </table:table-cell>
          <table:table-cell table:style-name="ce253" table:content-validation-name="val5"/>
          <table:table-cell table:number-columns-repeated="48"/>
        </table:table-row>
        <table:table-row table:style-name="ro2">
          <table:table-cell/>
          <table:table-cell table:style-name="ce37"/>
          <table:table-cell table:style-name="ce42" table:formula="of:=[.C55]+1" office:value-type="float" office:value="31" calcext:value-type="float">
            <text:p>31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74" office:value-type="string" calcext:value-type="string">
            <text:p>DEMI1</text:p>
          </table:table-cell>
          <table:table-cell table:style-name="ce114" table:formula="of:=[.F55]+[.L3]" office:value-type="time" office:time-value="PT17H31M00S" calcext:value-type="time">
            <text:p>17:31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table:formula="of:=[.O55]+1" office:value-type="float" office:value="7" calcext:value-type="float">
            <text:p>7</text:p>
          </table:table-cell>
          <table:table-cell table:style-name="ce253" table:content-validation-name="val5"/>
          <table:table-cell table:number-columns-repeated="9"/>
          <table:table-cell table:style-name="ce18"/>
          <table:table-cell table:number-columns-repeated="38"/>
        </table:table-row>
        <table:table-row table:style-name="ro2">
          <table:table-cell/>
          <table:table-cell table:style-name="ce37"/>
          <table:table-cell table:style-name="ce46" table:formula="of:=[.C56]+1" office:value-type="float" office:value="32" calcext:value-type="float">
            <text:p>32</text:p>
          </table:table-cell>
          <table:table-cell table:style-name="ce60" table:content-validation-name="val1" office:value-type="string" calcext:value-type="string">
            <text:p>GLCroix</text:p>
          </table:table-cell>
          <table:table-cell table:style-name="ce75" office:value-type="string" calcext:value-type="string">
            <text:p>DEMI2</text:p>
          </table:table-cell>
          <table:table-cell table:style-name="ce96" table:formula="of:=[.F56]+[.L3]" office:value-type="time" office:time-value="PT17H39M00S" calcext:value-type="time">
            <text:p>17:39</text:p>
          </table:table-cell>
          <table:table-cell table:style-name="ce137" table:content-validation-name="val2"/>
          <table:table-cell table:style-name="ce153" table:content-validation-name="val3"/>
          <table:table-cell table:style-name="ce160" table:content-validation-name="val4" table:number-columns-repeated="2"/>
          <table:table-cell table:style-name="ce153" table:content-validation-name="val3"/>
          <table:table-cell table:style-name="ce216" table:content-validation-name="val2"/>
          <table:table-cell table:style-name="ce37"/>
          <table:table-cell/>
          <table:table-cell table:style-name="ce231" table:formula="of:=[.O56]+1" office:value-type="float" office:value="8" calcext:value-type="float">
            <text:p>8</text:p>
          </table:table-cell>
          <table:table-cell table:style-name="ce253" table:content-validation-name="val5"/>
          <table:table-cell table:number-columns-repeated="9"/>
          <table:table-cell table:style-name="ce18" table:number-columns-repeated="3"/>
          <table:table-cell table:number-columns-repeated="36"/>
        </table:table-row>
        <table:table-row table:style-name="ro2">
          <table:table-cell/>
          <table:table-cell table:style-name="ce37"/>
          <table:table-cell table:style-name="ce42" table:formula="of:=[.C57]+1" office:value-type="float" office:value="33" calcext:value-type="float">
            <text:p>33</text:p>
          </table:table-cell>
          <table:table-cell table:style-name="ce53" table:content-validation-name="val1" office:value-type="string" calcext:value-type="string">
            <text:p>CCVL</text:p>
          </table:table-cell>
          <table:table-cell table:style-name="ce74" office:value-type="string" calcext:value-type="string">
            <text:p>PL15_16</text:p>
          </table:table-cell>
          <table:table-cell table:style-name="ce114" table:formula="of:=[.F57]+[.L3]" office:value-type="time" office:time-value="PT17H47M00S" calcext:value-type="time">
            <text:p>17:47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table:formula="of:=[.O57]+1" office:value-type="float" office:value="9" calcext:value-type="float">
            <text:p>9</text:p>
          </table:table-cell>
          <table:table-cell table:style-name="ce253" table:content-validation-name="val5"/>
          <table:table-cell table:number-columns-repeated="9"/>
          <table:table-cell table:style-name="ce18" table:number-columns-repeated="3"/>
          <table:table-cell table:number-columns-repeated="36"/>
        </table:table-row>
        <table:table-row table:style-name="ro2">
          <table:table-cell/>
          <table:table-cell table:style-name="ce37"/>
          <table:table-cell table:style-name="ce42" table:formula="of:=[.C58]+1" office:value-type="float" office:value="34" calcext:value-type="float">
            <text:p>34</text:p>
          </table:table-cell>
          <table:table-cell table:style-name="ce53" table:content-validation-name="val1" office:value-type="string" calcext:value-type="string">
            <text:p>CCVL</text:p>
          </table:table-cell>
          <table:table-cell table:style-name="ce74" office:value-type="string" calcext:value-type="string">
            <text:p>PL13_14</text:p>
          </table:table-cell>
          <table:table-cell table:style-name="ce114" table:formula="of:=[.F58]+[.L3]" office:value-type="time" office:time-value="PT17H55M00S" calcext:value-type="time">
            <text:p>17:55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table:formula="of:=[.O58]+1" office:value-type="float" office:value="10" calcext:value-type="float">
            <text:p>10</text:p>
          </table:table-cell>
          <table:table-cell table:style-name="ce253" table:content-validation-name="val5"/>
          <table:table-cell table:number-columns-repeated="9"/>
          <table:table-cell table:style-name="ce18" table:number-columns-repeated="3"/>
          <table:table-cell table:number-columns-repeated="36"/>
        </table:table-row>
        <table:table-row table:style-name="ro2">
          <table:table-cell/>
          <table:table-cell table:style-name="ce37"/>
          <table:table-cell table:style-name="ce42" table:formula="of:=[.C59]+1" office:value-type="float" office:value="35" calcext:value-type="float">
            <text:p>35</text:p>
          </table:table-cell>
          <table:table-cell table:style-name="ce53" table:content-validation-name="val1" office:value-type="string" calcext:value-type="string">
            <text:p>CCVL</text:p>
          </table:table-cell>
          <table:table-cell table:style-name="ce74" office:value-type="string" calcext:value-type="string">
            <text:p>PL11_12</text:p>
          </table:table-cell>
          <table:table-cell table:style-name="ce114" table:formula="of:=[.F59]+[.L3]" office:value-type="time" office:time-value="PT18H03M00S" calcext:value-type="time">
            <text:p>18:03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table:formula="of:=[.O59]+1" office:value-type="float" office:value="11" calcext:value-type="float">
            <text:p>11</text:p>
          </table:table-cell>
          <table:table-cell table:style-name="ce253" table:content-validation-name="val5"/>
          <table:table-cell table:number-columns-repeated="8"/>
          <table:table-cell table:style-name="ce18" table:number-columns-repeated="4"/>
          <table:table-cell table:number-columns-repeated="36"/>
        </table:table-row>
        <table:table-row table:style-name="ro2">
          <table:table-cell/>
          <table:table-cell table:style-name="ce37"/>
          <table:table-cell table:style-name="ce46" table:formula="of:=[.C60]+1" office:value-type="float" office:value="36" calcext:value-type="float">
            <text:p>36</text:p>
          </table:table-cell>
          <table:table-cell table:style-name="ce60" table:content-validation-name="val1" office:value-type="string" calcext:value-type="string">
            <text:p>CCVL</text:p>
          </table:table-cell>
          <table:table-cell table:style-name="ce75" office:value-type="string" calcext:value-type="string">
            <text:p>PL9_10</text:p>
          </table:table-cell>
          <table:table-cell table:style-name="ce96" table:formula="of:=[.F60]+[.L3]" office:value-type="time" office:time-value="PT18H11M00S" calcext:value-type="time">
            <text:p>18:11</text:p>
          </table:table-cell>
          <table:table-cell table:style-name="ce137" table:content-validation-name="val2"/>
          <table:table-cell table:style-name="ce153" table:content-validation-name="val3"/>
          <table:table-cell table:style-name="ce160" table:content-validation-name="val4" table:number-columns-repeated="2"/>
          <table:table-cell table:style-name="ce153" table:content-validation-name="val3"/>
          <table:table-cell table:style-name="ce216" table:content-validation-name="val2"/>
          <table:table-cell table:style-name="ce37"/>
          <table:table-cell/>
          <table:table-cell table:style-name="ce231" table:formula="of:=[.O60]+1" office:value-type="float" office:value="12" calcext:value-type="float">
            <text:p>12</text:p>
          </table:table-cell>
          <table:table-cell table:style-name="ce253" table:content-validation-name="val5"/>
          <table:table-cell table:number-columns-repeated="8"/>
          <table:table-cell table:style-name="ce18" table:number-columns-repeated="4"/>
          <table:table-cell/>
          <table:table-cell table:style-name="ce18"/>
          <table:table-cell table:number-columns-repeated="34"/>
        </table:table-row>
        <table:table-row table:style-name="ro2">
          <table:table-cell/>
          <table:table-cell table:style-name="ce37"/>
          <table:table-cell table:style-name="ce42" table:formula="of:=[.C61]+1" office:value-type="float" office:value="37" calcext:value-type="float">
            <text:p>37</text:p>
          </table:table-cell>
          <table:table-cell table:style-name="ce53" table:content-validation-name="val1" office:value-type="string" calcext:value-type="string">
            <text:p>GLCroix</text:p>
          </table:table-cell>
          <table:table-cell table:style-name="ce42" office:value-type="string" calcext:value-type="string">
            <text:p>PL7_8 </text:p>
          </table:table-cell>
          <table:table-cell table:style-name="ce114" table:formula="of:=[.F57]+[.L3]" office:value-type="time" office:time-value="PT17H47M00S" calcext:value-type="time">
            <text:p>17:47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table:formula="of:=[.O61]+1" office:value-type="float" office:value="13" calcext:value-type="float">
            <text:p>13</text:p>
          </table:table-cell>
          <table:table-cell table:style-name="ce253" table:content-validation-name="val5"/>
          <table:table-cell table:number-columns-repeated="8"/>
          <table:table-cell table:style-name="ce18" table:number-columns-repeated="4"/>
          <table:table-cell/>
          <table:table-cell table:style-name="ce18"/>
          <table:table-cell table:number-columns-repeated="34"/>
        </table:table-row>
        <table:table-row table:style-name="ro2">
          <table:table-cell/>
          <table:table-cell table:style-name="ce37"/>
          <table:table-cell table:style-name="ce47" table:formula="of:=[.C62]+1" office:value-type="float" office:value="38" calcext:value-type="float">
            <text:p>38</text:p>
          </table:table-cell>
          <table:table-cell table:style-name="ce62" table:content-validation-name="val1" office:value-type="string" calcext:value-type="string">
            <text:p>GLCroix</text:p>
          </table:table-cell>
          <table:table-cell table:style-name="ce42" office:value-type="string" calcext:value-type="string">
            <text:p>PL5_6 </text:p>
          </table:table-cell>
          <table:table-cell table:style-name="ce98" table:formula="of:=[.F62]+[.L3]" office:value-type="time" office:time-value="PT17H55M00S" calcext:value-type="time">
            <text:p>17:55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table:formula="of:=[.O62]+1" office:value-type="float" office:value="14" calcext:value-type="float">
            <text:p>14</text:p>
          </table:table-cell>
          <table:table-cell table:style-name="ce253" table:content-validation-name="val5"/>
          <table:table-cell table:number-columns-repeated="3"/>
          <table:table-cell table:style-name="ce18" table:number-columns-repeated="3"/>
          <table:table-cell table:number-columns-repeated="2"/>
          <table:table-cell table:style-name="ce18" table:number-columns-repeated="7"/>
          <table:table-cell table:number-columns-repeated="33"/>
        </table:table-row>
        <table:table-row table:style-name="ro2">
          <table:table-cell/>
          <table:table-cell table:style-name="ce37"/>
          <table:table-cell table:style-name="ce48" table:formula="of:=[.C63]+1" office:value-type="float" office:value="39" calcext:value-type="float">
            <text:p>39</text:p>
          </table:table-cell>
          <table:table-cell table:style-name="ce64" table:content-validation-name="val1" office:value-type="string" calcext:value-type="string">
            <text:p>GLCroix</text:p>
          </table:table-cell>
          <table:table-cell table:style-name="ce76" office:value-type="string" calcext:value-type="string">
            <text:p>PL3_4 </text:p>
          </table:table-cell>
          <table:table-cell table:style-name="ce99" table:formula="of:=[.F63]+[.L3]" office:value-type="time" office:time-value="PT18H03M00S" calcext:value-type="time">
            <text:p>18:03</text:p>
          </table:table-cell>
          <table:table-cell table:style-name="ce136" table:content-validation-name="val2"/>
          <table:table-cell table:style-name="ce152" table:content-validation-name="val3"/>
          <table:table-cell table:style-name="ce169" table:content-validation-name="val4" table:number-columns-repeated="2"/>
          <table:table-cell table:style-name="ce152" table:content-validation-name="val3"/>
          <table:table-cell table:style-name="ce215" table:content-validation-name="val2"/>
          <table:table-cell table:style-name="ce37"/>
          <table:table-cell/>
          <table:table-cell table:style-name="ce231" table:formula="of:=[.O63]+1" office:value-type="float" office:value="15" calcext:value-type="float">
            <text:p>15</text:p>
          </table:table-cell>
          <table:table-cell table:style-name="ce253" table:content-validation-name="val5"/>
          <table:table-cell table:number-columns-repeated="14"/>
          <table:table-cell table:style-name="ce18" table:number-columns-repeated="3"/>
          <table:table-cell table:number-columns-repeated="2"/>
          <table:table-cell table:style-name="ce18" table:number-columns-repeated="7"/>
          <table:table-cell table:number-columns-repeated="22"/>
        </table:table-row>
        <table:table-row table:style-name="ro2">
          <table:table-cell/>
          <table:table-cell table:style-name="ce37"/>
          <table:table-cell table:style-name="ce49" table:formula="of:=[.C64]+1" office:value-type="float" office:value="40" calcext:value-type="float">
            <text:p>40</text:p>
          </table:table-cell>
          <table:table-cell table:style-name="ce65" table:content-validation-name="val1" office:value-type="string" calcext:value-type="string">
            <text:p>GLCroix</text:p>
          </table:table-cell>
          <table:table-cell table:style-name="ce77" office:value-type="string" calcext:value-type="string">
            <text:p>FINALE</text:p>
          </table:table-cell>
          <table:table-cell table:style-name="ce100" table:formula="of:=[.F64]+[.L3]+[.V50]" office:value-type="time" office:time-value="PT18H20M00S" calcext:value-type="time">
            <text:p>18:20</text:p>
          </table:table-cell>
          <table:table-cell table:style-name="ce138" table:content-validation-name="val2"/>
          <table:table-cell table:style-name="ce154" table:content-validation-name="val3"/>
          <table:table-cell table:style-name="ce176" table:content-validation-name="val4" table:number-columns-repeated="2"/>
          <table:table-cell table:style-name="ce154" table:content-validation-name="val3"/>
          <table:table-cell table:style-name="ce217" table:content-validation-name="val2"/>
          <table:table-cell table:style-name="ce37"/>
          <table:table-cell/>
          <table:table-cell table:style-name="ce231" table:formula="of:=[.O64]+1" office:value-type="float" office:value="16" calcext:value-type="float">
            <text:p>16</text:p>
          </table:table-cell>
          <table:table-cell table:style-name="ce253" table:content-validation-name="val5"/>
          <table:table-cell table:number-columns-repeated="14"/>
          <table:table-cell table:style-name="ce18" table:number-columns-repeated="3"/>
          <table:table-cell table:number-columns-repeated="2"/>
          <table:table-cell table:style-name="ce18" table:number-columns-repeated="7"/>
          <table:table-cell table:number-columns-repeated="22"/>
        </table:table-row>
        <table:table-row table:style-name="ro2">
          <table:table-cell table:number-columns-repeated="30"/>
          <table:table-cell table:style-name="ce18" table:number-columns-repeated="3"/>
          <table:table-cell table:number-columns-repeated="2"/>
          <table:table-cell table:style-name="ce18" table:number-columns-repeated="7"/>
          <table:table-cell table:number-columns-repeated="22"/>
        </table:table-row>
        <table:table-row table:style-name="ro2">
          <table:table-cell/>
          <table:table-cell table:style-name="ce38" office:value-type="string" calcext:value-type="string" table:number-columns-spanned="4" table:number-rows-spanned="1">
            <text:p>Fin </text:p>
          </table:table-cell>
          <table:covered-table-cell table:number-columns-repeated="3" table:style-name="ce55"/>
          <table:table-cell table:style-name="ce101" table:formula="of:=[.F65]+[.L3]" office:value-type="time" office:time-value="PT18H28M00S" calcext:value-type="time">
            <text:p>18:28</text:p>
          </table:table-cell>
          <table:table-cell table:number-columns-repeated="7"/>
          <table:table-cell table:style-name="ce18"/>
          <table:table-cell table:number-columns-repeated="2"/>
          <table:table-cell table:style-name="ce18" table:number-columns-repeated="3"/>
          <table:table-cell table:number-columns-repeated="45"/>
        </table:table-row>
        <table:table-row table:style-name="ro2">
          <table:table-cell table:number-columns-repeated="13"/>
          <table:table-cell table:style-name="ce18"/>
          <table:table-cell table:number-columns-repeated="2"/>
          <table:table-cell table:style-name="ce18" table:number-columns-repeated="3"/>
          <table:table-cell table:number-columns-repeated="45"/>
        </table:table-row>
        <table:table-row table:style-name="ro4">
          <table:table-cell table:number-columns-repeated="2"/>
          <table:table-cell table:style-name="ce51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 table:number-columns-repeated="7"/>
          <table:table-cell table:number-columns-repeated="45"/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 table:number-columns-repeated="7"/>
          <table:table-cell table:number-columns-repeated="45"/>
        </table:table-row>
        <table:table-row table:style-name="ro4">
          <table:table-cell table:number-columns-repeated="2"/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 table:number-columns-repeated="7"/>
          <table:table-cell table:number-columns-repeated="45"/>
        </table:table-row>
        <table:table-row table:style-name="ro4">
          <table:table-cell table:number-columns-repeated="2"/>
          <table:table-cell table:style-name="ce51" table:formula="of:=[.C71]+1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 table:number-columns-repeated="7"/>
          <table:table-cell table:number-columns-repeated="45"/>
        </table:table-row>
        <table:table-row table:style-name="ro4">
          <table:table-cell table:number-columns-repeated="2"/>
          <table:table-cell table:style-name="ce51" table:formula="of:=[.C72]+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 table:number-columns-repeated="7"/>
          <table:table-cell table:number-columns-repeated="5"/>
          <table:table-cell table:style-name="ce18"/>
          <table:table-cell table:number-columns-repeated="39"/>
        </table:table-row>
        <table:table-row table:style-name="ro4">
          <table:table-cell table:number-columns-repeated="2"/>
          <table:table-cell table:style-name="ce51" table:formula="of:=[.C73]+1" office:value-type="float" office:value="4" calcext:value-type="float">
            <text:p>4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 table:number-columns-repeated="7"/>
          <table:table-cell table:number-columns-repeated="5"/>
          <table:table-cell table:style-name="ce18"/>
          <table:table-cell table:number-columns-repeated="39"/>
        </table:table-row>
        <table:table-row table:style-name="ro4">
          <table:table-cell table:number-columns-repeated="2"/>
          <table:table-cell table:style-name="ce51" table:formula="of:=[.C74]+1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CCVL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 table:number-columns-repeated="7"/>
          <table:table-cell table:number-columns-repeated="5"/>
          <table:table-cell table:style-name="ce18"/>
          <table:table-cell table:number-columns-repeated="39"/>
        </table:table-row>
        <table:table-row table:style-name="ro4">
          <table:table-cell table:number-columns-repeated="2"/>
          <table:table-cell table:style-name="ce51" table:formula="of:=[.C75]+1"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GLCroix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/>
          <table:table-cell/>
          <table:table-cell table:style-name="ce18" table:number-columns-repeated="5"/>
          <table:table-cell table:number-columns-repeated="5"/>
          <table:table-cell table:style-name="ce18"/>
          <table:table-cell table:number-columns-repeated="39"/>
        </table:table-row>
        <table:table-row table:style-name="ro4">
          <table:table-cell table:number-columns-repeated="2"/>
          <table:table-cell table:style-name="ce51" table:formula="of:=[.C76]+1" office:value-type="float" office:value="7" calcext:value-type="float">
            <text:p>7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/>
          <table:table-cell/>
          <table:table-cell table:style-name="ce18" table:number-columns-repeated="5"/>
          <table:table-cell table:number-columns-repeated="5"/>
          <table:table-cell table:style-name="ce18"/>
          <table:table-cell table:number-columns-repeated="39"/>
        </table:table-row>
        <table:table-row table:style-name="ro4">
          <table:table-cell table:number-columns-repeated="2"/>
          <table:table-cell table:style-name="ce51" table:formula="of:=[.C77]+1" office:value-type="float" office:value="8" calcext:value-type="float">
            <text:p>8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/>
          <table:table-cell/>
          <table:table-cell table:style-name="ce18" table:number-columns-repeated="5"/>
          <table:table-cell table:number-columns-repeated="5"/>
          <table:table-cell table:style-name="ce18"/>
          <table:table-cell table:number-columns-repeated="39"/>
        </table:table-row>
        <table:table-row table:style-name="ro4">
          <table:table-cell table:number-columns-repeated="2"/>
          <table:table-cell table:style-name="ce51" table:formula="of:=[.C78]+1" office:value-type="float" office:value="9" calcext:value-type="float">
            <text:p>9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/>
          <table:table-cell table:number-columns-repeated="3"/>
          <table:table-cell table:style-name="ce18" table:number-columns-repeated="3"/>
          <table:table-cell table:number-columns-repeated="6"/>
          <table:table-cell table:style-name="ce51"/>
          <table:table-cell table:style-name="ce18"/>
          <table:table-cell table:number-columns-repeated="37"/>
        </table:table-row>
        <table:table-row table:style-name="ro4">
          <table:table-cell table:number-columns-repeated="2"/>
          <table:table-cell table:style-name="ce51" table:formula="of:=[.C79]+1" office:value-type="float" office:value="10" calcext:value-type="float">
            <text:p>10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/>
          <table:table-cell table:number-columns-repeated="3"/>
          <table:table-cell table:style-name="ce18" table:number-columns-repeated="3"/>
          <table:table-cell table:number-columns-repeated="45"/>
        </table:table-row>
        <table:table-row table:style-name="ro4">
          <table:table-cell table:style-name="ce18"/>
          <table:table-cell/>
          <table:table-cell table:style-name="ce51" table:formula="of:=[.C80]+1" office:value-type="float" office:value="11" calcext:value-type="float">
            <text:p>11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8"/>
          <table:table-cell table:number-columns-repeated="3"/>
          <table:table-cell table:style-name="ce18"/>
          <table:table-cell/>
          <table:table-cell table:style-name="ce18"/>
          <table:table-cell table:number-columns-repeated="45"/>
        </table:table-row>
        <table:table-row table:style-name="ro5">
          <table:table-cell table:style-name="ce18"/>
          <table:table-cell/>
          <table:table-cell table:style-name="ce51" table:formula="of:=[.C81]+1" office:value-type="float" office:value="12" calcext:value-type="float">
            <text:p>12</text:p>
          </table:table-cell>
          <table:table-cell/>
          <table:table-cell table:style-name="ce78" office:value-type="string" calcext:value-type="string">
            <text:p>MOD(LIGNE();2)=0 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table:style-name="ce18"/>
          <table:table-cell/>
          <table:table-cell table:style-name="ce18"/>
          <table:table-cell table:number-columns-repeated="45"/>
        </table:table-row>
        <table:table-row table:style-name="ro4">
          <table:table-cell table:style-name="ce18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4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4" table:number-rows-repeated="11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52"/>
        </table:table-row>
        <table:table-row table:style-name="ro4" table:number-rows-repeated="3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3"/>
          <table:table-cell table:style-name="ce18" table:number-columns-repeated="2"/>
          <table:table-cell table:number-columns-repeated="37"/>
        </table:table-row>
        <table:table-row table:style-name="ro4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2"/>
          <table:table-cell table:style-name="ce18"/>
          <table:table-cell table:number-columns-repeated="39"/>
        </table:table-row>
        <table:table-row table:style-name="ro4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52"/>
        </table:table-row>
        <table:table-row table:style-name="ro4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6"/>
          <table:table-cell table:style-name="ce18" table:number-columns-repeated="2"/>
          <table:table-cell table:number-columns-repeated="44"/>
        </table:table-row>
        <table:table-row table:style-name="ro4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1"/>
          <table:table-cell table:style-name="ce18"/>
          <table:table-cell table:number-columns-repeated="40"/>
        </table:table-row>
        <table:table-row table:style-name="ro4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52"/>
        </table:table-row>
        <table:table-row table:style-name="ro4" table:number-rows-repeated="8">
          <table:table-cell table:number-columns-repeated="2"/>
          <table:table-cell table:style-name="Default"/>
          <table:table-cell table:number-columns-repeated="2"/>
          <table:table-cell table:style-name="ce18"/>
          <table:table-cell table:style-name="Default"/>
          <table:table-cell table:number-columns-repeated="5"/>
          <table:table-cell table:style-name="ce18"/>
          <table:table-cell table:number-columns-repeated="51"/>
        </table:table-row>
        <table:table-row table:style-name="ro4" table:number-rows-repeated="104846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Poules.O14:Poules.W17 Poules.O22:Poules.W25 Poules.O36:Poules.W39 Poules.O44:Poules.W47">
            <calcext:condition calcext:apply-style-name="LigneSurDeux" calcext:value="formula-is(MOD(ROW();2)=0)" calcext:base-cell-address="Poules.O14"/>
          </calcext:conditional-format>
          <calcext:conditional-format calcext:target-range-address="Poules.C13:Poules.L25 Poules.G44:Poules.L47 Poules.F67:Poules.F67 Poules.G58:Poules.L62 Poules.C50:Poules.F62 Poules.D65:Poules.L65 Poules.E63:Poules.E63 Poules.G63:Poules.L63 Poules.G64:Poules.L64 Poules.G50:Poules.L57 Poules.C35:Poules.F38 Poules.H42:Poules.L43 Poules.H35:Poules.H41 Poules.J35:Poules.L41 Poules.F39:Poules.F47 Poules.C39:Poules.D47">
            <calcext:condition calcext:apply-style-name="LigneSurDeux" calcext:value="formula-is(MOD(ROW();2)=0)" calcext:base-cell-address="Poules.C13"/>
          </calcext:conditional-format>
          <calcext:conditional-format calcext:target-range-address="Poules.F63:Poules.F63">
            <calcext:condition calcext:apply-style-name="LigneSurDeux" calcext:value="formula-is(MOD(ROW();2)=0)" calcext:base-cell-address="Poules.F63"/>
          </calcext:conditional-format>
          <calcext:conditional-format calcext:target-range-address="Poules.C63:Poules.D63">
            <calcext:condition calcext:apply-style-name="LigneSurDeux" calcext:value="formula-is(MOD(ROW();2)=0)" calcext:base-cell-address="Poules.C63"/>
          </calcext:conditional-format>
          <calcext:conditional-format calcext:target-range-address="Poules.E64:Poules.E64">
            <calcext:condition calcext:apply-style-name="LigneSurDeux" calcext:value="formula-is(MOD(ROW();2)=0)" calcext:base-cell-address="Poules.E64"/>
          </calcext:conditional-format>
          <calcext:conditional-format calcext:target-range-address="Poules.F64:Poules.F64">
            <calcext:condition calcext:apply-style-name="LigneSurDeux" calcext:value="formula-is(MOD(ROW();2)=0)" calcext:base-cell-address="Poules.F64"/>
          </calcext:conditional-format>
          <calcext:conditional-format calcext:target-range-address="Poules.C64:Poules.D64">
            <calcext:condition calcext:apply-style-name="LigneSurDeux" calcext:value="formula-is(MOD(ROW();2)=0)" calcext:base-cell-address="Poules.C64"/>
          </calcext:conditional-format>
          <calcext:conditional-format calcext:target-range-address="Poules.C65:Poules.C65">
            <calcext:condition calcext:apply-style-name="LigneSurDeux" calcext:value="formula-is(MOD(ROW();2)=0)" calcext:base-cell-address="Poules.C65"/>
          </calcext:conditional-format>
          <calcext:conditional-format calcext:target-range-address="Poules.I35:Poules.I41">
            <calcext:condition calcext:apply-style-name="LigneSurDeux" calcext:value="formula-is(MOD(ROW();2)=0)" calcext:base-cell-address="Poules.I35"/>
          </calcext:conditional-format>
          <calcext:conditional-format calcext:target-range-address="Poules.G35:Poules.G43 Poules.X46:Poules.Y47 Poules.G47:Poules.N47 Poules.G46:Poules.L46 Poules.N46:Poules.N46">
            <calcext:condition calcext:apply-style-name="LigneSurDeux" calcext:value="formula-is(MOD(ROW();2)=0)" calcext:base-cell-address="Poules.G35"/>
          </calcext:conditional-format>
          <calcext:conditional-format calcext:target-range-address="Poules.E39:Poules.E43 Poules.X46:Poules.Y47 Poules.E47:Poules.N47 Poules.E46:Poules.L46 Poules.N46:Poules.N46">
            <calcext:condition calcext:apply-style-name="LigneSurDeux" calcext:value="formula-is(MOD(ROW();2)=0)" calcext:base-cell-address="Poules.E39"/>
          </calcext:conditional-format>
          <calcext:conditional-format calcext:target-range-address="Poules.E44:Poules.E47">
            <calcext:condition calcext:apply-style-name="LigneSurDeux" calcext:value="formula-is(MOD(ROW();2)=0)" calcext:base-cell-address="Poules.E44"/>
          </calcext:conditional-format>
        </calcext:conditional-formats>
      </table:table>
      <table:table table:name="PhaseFinale" table:style-name="ta1" table:print-ranges="PhaseFinale.B2:PhaseFinale.M27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8"/>
        <table:table-column table:style-name="co45" table:default-cell-style-name="Default"/>
        <table:table-column table:style-name="co46" table:default-cell-style-name="Default"/>
        <table:table-row table:style-name="ro4">
          <table:table-cell table:number-columns-repeated="14"/>
        </table:table-row>
        <table:table-row table:style-name="ro4">
          <table:table-cell/>
          <table:table-cell table:style-name="ce240" office:value-type="string" calcext:value-type="string" table:number-columns-spanned="12" table:number-rows-spanned="2">
            <text:p>Tableau Final</text:p>
          </table:table-cell>
          <table:covered-table-cell table:number-columns-repeated="9" table:style-name="ce248"/>
          <table:covered-table-cell table:style-name="ce265"/>
          <table:covered-table-cell table:style-name="ce269"/>
          <table:table-cell/>
        </table:table-row>
        <table:table-row table:style-name="ro4">
          <table:table-cell/>
          <table:covered-table-cell table:style-name="ce241"/>
          <table:covered-table-cell table:number-columns-repeated="10" table:style-name="ce1"/>
          <table:covered-table-cell table:style-name="ce270"/>
          <table:table-cell/>
        </table:table-row>
        <table:table-row table:style-name="ro6">
          <table:table-cell/>
          <table:table-cell table:style-name="ce242" office:value-type="string" calcext:value-type="string" table:number-columns-spanned="4" table:number-rows-spanned="1">
            <text:p>Classement Match 1</text:p>
          </table:table-cell>
          <table:covered-table-cell table:number-columns-repeated="3" table:style-name="ce249"/>
          <table:table-cell table:style-name="ce254"/>
          <table:table-cell table:style-name="ce257" office:value-type="string" calcext:value-type="string" table:number-columns-spanned="4" table:number-rows-spanned="1">
            <text:p>Classement Match 2</text:p>
          </table:table-cell>
          <table:covered-table-cell table:number-columns-repeated="2" table:style-name="ce262"/>
          <table:covered-table-cell table:style-name="ce263"/>
          <table:table-cell table:style-name="ce254"/>
          <table:table-cell table:style-name="ce230"/>
          <table:table-cell table:style-name="ce252" office:value-type="string" calcext:value-type="string">
            <text:p>Classement</text:p>
          </table:table-cell>
          <table:table-cell/>
        </table:table-row>
        <table:table-row table:style-name="ro4">
          <table:table-cell/>
          <table:table-cell table:style-name="ce108" office:value-type="string" calcext:value-type="string" table:number-columns-spanned="1" table:number-rows-spanned="2">
            <text:p>PL13_16₁</text:p>
          </table:table-cell>
          <table:table-cell table:style-name="ce316" office:value-type="string" calcext:value-type="string">
            <text:p>4 ieme Poule A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58" office:value-type="string" calcext:value-type="string" table:number-columns-spanned="1" table:number-rows-spanned="2">
            <text:p>PL15_16</text:p>
          </table:table-cell>
          <table:table-cell table:style-name="ce316" office:value-type="string" calcext:value-type="string">
            <text:p>Perd PL13_16₁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31" office:value-type="float" office:value="1" calcext:value-type="float">
            <text:p>1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covered-table-cell table:style-name="ce109"/>
          <table:table-cell table:style-name="ce316" office:value-type="string" calcext:value-type="string">
            <text:p>4 ieme Poule C</text:p>
          </table:table-cell>
          <table:table-cell table:style-name="ce316" table:content-validation-name="val6"/>
          <table:table-cell table:style-name="ce316" table:content-validation-name="val7"/>
          <table:table-cell/>
          <table:covered-table-cell table:style-name="ce325"/>
          <table:table-cell table:style-name="ce316" office:value-type="string" calcext:value-type="string">
            <text:p>Perd PL13_16₂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31" table:formula="of:=[.L5]+1" office:value-type="float" office:value="2" calcext:value-type="float">
            <text:p>2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table-cell table:style-name="ce110"/>
          <table:table-cell table:style-name="ce116" table:number-columns-repeated="3"/>
          <table:table-cell table:style-name="ce118"/>
          <table:table-cell table:style-name="ce325"/>
          <table:table-cell table:style-name="ce116" table:number-columns-repeated="3"/>
          <table:table-cell/>
          <table:table-cell table:style-name="ce231" table:formula="of:=[.L6]+1" office:value-type="float" office:value="3" calcext:value-type="float">
            <text:p>3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table-cell table:style-name="ce108" office:value-type="string" calcext:value-type="string" table:number-columns-spanned="1" table:number-rows-spanned="2">
            <text:p>PL13_16₂</text:p>
          </table:table-cell>
          <table:table-cell table:style-name="ce316" office:value-type="string" calcext:value-type="string">
            <text:p>4 ieme Poule B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58" office:value-type="string" calcext:value-type="string" table:number-columns-spanned="1" table:number-rows-spanned="2">
            <text:p>PL13_14</text:p>
          </table:table-cell>
          <table:table-cell table:style-name="ce316" office:value-type="string" calcext:value-type="string">
            <text:p>Gag PL13_16₁ 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31" table:formula="of:=[.L7]+1" office:value-type="float" office:value="4" calcext:value-type="float">
            <text:p>4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covered-table-cell table:style-name="ce109"/>
          <table:table-cell table:style-name="ce316" office:value-type="string" calcext:value-type="string">
            <text:p>4 ieme Poule D</text:p>
          </table:table-cell>
          <table:table-cell table:style-name="ce316" table:content-validation-name="val6"/>
          <table:table-cell table:style-name="ce316" table:content-validation-name="val7"/>
          <table:table-cell/>
          <table:covered-table-cell table:style-name="ce325"/>
          <table:table-cell table:style-name="ce316" office:value-type="string" calcext:value-type="string">
            <text:p>Gag PL13_16₂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31" table:formula="of:=[.L8]+1" office:value-type="float" office:value="5" calcext:value-type="float">
            <text:p>5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table-cell table:style-name="ce110"/>
          <table:table-cell table:style-name="ce116" table:number-columns-repeated="3"/>
          <table:table-cell table:style-name="ce118"/>
          <table:table-cell table:style-name="ce325"/>
          <table:table-cell table:style-name="ce116" table:number-columns-repeated="3"/>
          <table:table-cell/>
          <table:table-cell table:style-name="ce231" table:formula="of:=[.L9]+1" office:value-type="float" office:value="6" calcext:value-type="float">
            <text:p>6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table-cell table:style-name="ce108" office:value-type="string" calcext:value-type="string" table:number-columns-spanned="1" table:number-rows-spanned="2">
            <text:p>PL9_12₁</text:p>
          </table:table-cell>
          <table:table-cell table:style-name="ce316" office:value-type="string" calcext:value-type="string">
            <text:p>3 ieme Poule A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58" office:value-type="string" calcext:value-type="string" table:number-columns-spanned="1" table:number-rows-spanned="2">
            <text:p>PL11_12</text:p>
          </table:table-cell>
          <table:table-cell table:style-name="ce316" office:value-type="string" calcext:value-type="string">
            <text:p>Perd PL9_12₁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31" table:formula="of:=[.L10]+1" office:value-type="float" office:value="7" calcext:value-type="float">
            <text:p>7</text:p>
          </table:table-cell>
          <table:table-cell table:style-name="ce253" table:content-validation-name="val5" office:value-type="string" calcext:value-type="string">
            <text:p>Gatines1</text:p>
          </table:table-cell>
          <table:table-cell/>
        </table:table-row>
        <table:table-row table:style-name="ro4">
          <table:table-cell/>
          <table:covered-table-cell table:style-name="ce109"/>
          <table:table-cell table:style-name="ce316" office:value-type="string" calcext:value-type="string">
            <text:p>3 ieme Poule C</text:p>
          </table:table-cell>
          <table:table-cell table:style-name="ce316" table:content-validation-name="val6"/>
          <table:table-cell table:style-name="ce316" table:content-validation-name="val7"/>
          <table:table-cell/>
          <table:covered-table-cell table:style-name="ce325"/>
          <table:table-cell table:style-name="ce316" office:value-type="string" calcext:value-type="string">
            <text:p>Perd PL9_12₂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31" table:formula="of:=[.L11]+1" office:value-type="float" office:value="8" calcext:value-type="float">
            <text:p>8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table-cell table:style-name="ce110"/>
          <table:table-cell table:style-name="ce116" table:number-columns-repeated="3"/>
          <table:table-cell table:style-name="ce118"/>
          <table:table-cell table:style-name="ce325"/>
          <table:table-cell table:style-name="ce116" table:number-columns-repeated="3"/>
          <table:table-cell/>
          <table:table-cell table:style-name="ce231" table:formula="of:=[.L12]+1" office:value-type="float" office:value="9" calcext:value-type="float">
            <text:p>9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table-cell table:style-name="ce108" office:value-type="string" calcext:value-type="string" table:number-columns-spanned="1" table:number-rows-spanned="2">
            <text:p>PL9_12₂</text:p>
          </table:table-cell>
          <table:table-cell table:style-name="ce316" office:value-type="string" calcext:value-type="string">
            <text:p>3 ieme Poule B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58" office:value-type="string" calcext:value-type="string" table:number-columns-spanned="1" table:number-rows-spanned="2">
            <text:p>PL9_10</text:p>
          </table:table-cell>
          <table:table-cell table:style-name="ce316" office:value-type="string" calcext:value-type="string">
            <text:p>Gag PL9_12₁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31" table:formula="of:=[.L13]+1" office:value-type="float" office:value="10" calcext:value-type="float">
            <text:p>10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covered-table-cell table:style-name="ce109"/>
          <table:table-cell table:style-name="ce316" office:value-type="string" calcext:value-type="string">
            <text:p>3 ieme Poule D</text:p>
          </table:table-cell>
          <table:table-cell table:style-name="ce316" table:content-validation-name="val6"/>
          <table:table-cell table:style-name="ce316" table:content-validation-name="val7"/>
          <table:table-cell/>
          <table:covered-table-cell table:style-name="ce325"/>
          <table:table-cell table:style-name="ce316" office:value-type="string" calcext:value-type="string">
            <text:p>Gag PL9_12₂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31" table:formula="of:=[.L14]+1" office:value-type="float" office:value="11" calcext:value-type="float">
            <text:p>11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table-cell table:style-name="ce110"/>
          <table:table-cell table:style-name="ce116" table:number-columns-repeated="3"/>
          <table:table-cell table:style-name="ce118"/>
          <table:table-cell table:style-name="ce325"/>
          <table:table-cell table:style-name="ce116" table:number-columns-repeated="3"/>
          <table:table-cell/>
          <table:table-cell table:style-name="ce231" table:formula="of:=[.L15]+1" office:value-type="float" office:value="12" calcext:value-type="float">
            <text:p>12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table-cell table:style-name="ce108" office:value-type="string" calcext:value-type="string" table:number-columns-spanned="1" table:number-rows-spanned="2">
            <text:p>PL5_8₁</text:p>
          </table:table-cell>
          <table:table-cell table:style-name="ce316" office:value-type="string" calcext:value-type="string">
            <text:p>2 ieme Poule A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58" office:value-type="string" calcext:value-type="string" table:number-columns-spanned="1" table:number-rows-spanned="2">
            <text:p>PL7_8 </text:p>
          </table:table-cell>
          <table:table-cell table:style-name="ce316" office:value-type="string" calcext:value-type="string">
            <text:p>Perd PL5_8₁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31" table:formula="of:=[.L16]+1" office:value-type="float" office:value="13" calcext:value-type="float">
            <text:p>13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covered-table-cell table:style-name="ce109"/>
          <table:table-cell table:style-name="ce316" office:value-type="string" calcext:value-type="string">
            <text:p>2ieme Poule C</text:p>
          </table:table-cell>
          <table:table-cell table:style-name="ce316" table:content-validation-name="val6"/>
          <table:table-cell table:style-name="ce316" table:content-validation-name="val7"/>
          <table:table-cell/>
          <table:covered-table-cell table:style-name="ce325"/>
          <table:table-cell table:style-name="ce316" office:value-type="string" calcext:value-type="string">
            <text:p>Perd PL5_8₂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31" table:formula="of:=[.L17]+1" office:value-type="float" office:value="14" calcext:value-type="float">
            <text:p>14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table-cell table:style-name="ce110"/>
          <table:table-cell table:style-name="ce116" table:number-columns-repeated="3"/>
          <table:table-cell table:style-name="ce118"/>
          <table:table-cell table:style-name="ce325"/>
          <table:table-cell table:style-name="ce116" table:number-columns-repeated="3"/>
          <table:table-cell/>
          <table:table-cell table:style-name="ce231" table:formula="of:=[.L18]+1" office:value-type="float" office:value="15" calcext:value-type="float">
            <text:p>15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table-cell table:style-name="ce108" office:value-type="string" calcext:value-type="string" table:number-columns-spanned="1" table:number-rows-spanned="2">
            <text:p>PL5_8₂</text:p>
          </table:table-cell>
          <table:table-cell table:style-name="ce316" office:value-type="string" calcext:value-type="string">
            <text:p>2 ieme Poule B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58" office:value-type="string" calcext:value-type="string" table:number-columns-spanned="1" table:number-rows-spanned="2">
            <text:p>PL5_6 </text:p>
          </table:table-cell>
          <table:table-cell table:style-name="ce316" office:value-type="string" calcext:value-type="string">
            <text:p>Gag PL5_8₁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31" table:formula="of:=[.L19]+1" office:value-type="float" office:value="16" calcext:value-type="float">
            <text:p>16</text:p>
          </table:table-cell>
          <table:table-cell table:style-name="ce253" table:content-validation-name="val5"/>
          <table:table-cell/>
        </table:table-row>
        <table:table-row table:style-name="ro4">
          <table:table-cell/>
          <table:covered-table-cell table:style-name="ce109"/>
          <table:table-cell table:style-name="ce316" office:value-type="string" calcext:value-type="string">
            <text:p>2 ieme Poule D</text:p>
          </table:table-cell>
          <table:table-cell table:style-name="ce316" table:content-validation-name="val6"/>
          <table:table-cell table:style-name="ce316" table:content-validation-name="val7"/>
          <table:table-cell/>
          <table:covered-table-cell table:style-name="ce325"/>
          <table:table-cell table:style-name="ce316" office:value-type="string" calcext:value-type="string">
            <text:p>Gag PL5_8₂</text:p>
          </table:table-cell>
          <table:table-cell table:style-name="ce316" table:content-validation-name="val6"/>
          <table:table-cell table:style-name="ce316" table:content-validation-name="val7"/>
          <table:table-cell table:number-columns-repeated="2"/>
          <table:table-cell table:style-name="ce273"/>
          <table:table-cell/>
        </table:table-row>
        <table:table-row table:style-name="ro4">
          <table:table-cell/>
          <table:table-cell table:style-name="ce110"/>
          <table:table-cell table:style-name="ce116" table:number-columns-repeated="3"/>
          <table:table-cell table:style-name="ce118"/>
          <table:table-cell table:style-name="ce325"/>
          <table:table-cell table:style-name="ce116" table:number-columns-repeated="3"/>
          <table:table-cell table:number-columns-repeated="2"/>
          <table:table-cell table:style-name="ce273"/>
          <table:table-cell/>
        </table:table-row>
        <table:table-row table:style-name="ro4">
          <table:table-cell/>
          <table:table-cell table:style-name="ce108" office:value-type="string" calcext:value-type="string" table:number-columns-spanned="1" table:number-rows-spanned="2">
            <text:p>DEMI1</text:p>
          </table:table-cell>
          <table:table-cell table:style-name="ce316" office:value-type="string" calcext:value-type="string">
            <text:p>1er Poule A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58" office:value-type="string" calcext:value-type="string" table:number-columns-spanned="1" table:number-rows-spanned="2">
            <text:p>PL3_4 </text:p>
          </table:table-cell>
          <table:table-cell table:style-name="ce316" office:value-type="string" calcext:value-type="string">
            <text:p>Perd DEMI1</text:p>
          </table:table-cell>
          <table:table-cell table:style-name="ce316" table:content-validation-name="val6"/>
          <table:table-cell table:style-name="ce316" table:content-validation-name="val7"/>
          <table:table-cell table:number-columns-repeated="2"/>
          <table:table-cell table:style-name="ce273"/>
          <table:table-cell/>
        </table:table-row>
        <table:table-row table:style-name="ro4">
          <table:table-cell/>
          <table:covered-table-cell table:style-name="ce109"/>
          <table:table-cell table:style-name="ce316" office:value-type="string" calcext:value-type="string">
            <text:p>1er Poule C</text:p>
          </table:table-cell>
          <table:table-cell table:style-name="ce316" table:content-validation-name="val6"/>
          <table:table-cell table:style-name="ce316" table:content-validation-name="val7"/>
          <table:table-cell/>
          <table:covered-table-cell table:style-name="ce325"/>
          <table:table-cell table:style-name="ce316" office:value-type="string" calcext:value-type="string">
            <text:p>Perd DEMI2</text:p>
          </table:table-cell>
          <table:table-cell table:style-name="ce316" table:content-validation-name="val6"/>
          <table:table-cell table:style-name="ce316" table:content-validation-name="val7"/>
          <table:table-cell table:number-columns-repeated="2"/>
          <table:table-cell table:style-name="ce273"/>
          <table:table-cell/>
        </table:table-row>
        <table:table-row table:style-name="ro4">
          <table:table-cell/>
          <table:table-cell table:style-name="ce110"/>
          <table:table-cell table:style-name="ce116" table:number-columns-repeated="3"/>
          <table:table-cell table:style-name="ce118"/>
          <table:table-cell table:style-name="ce325"/>
          <table:table-cell table:style-name="ce116" table:number-columns-repeated="3"/>
          <table:table-cell table:number-columns-repeated="2"/>
          <table:table-cell table:style-name="ce273"/>
          <table:table-cell/>
        </table:table-row>
        <table:table-row table:style-name="ro4">
          <table:table-cell/>
          <table:table-cell table:style-name="ce111" office:value-type="string" calcext:value-type="string" table:number-columns-spanned="1" table:number-rows-spanned="2">
            <text:p>DEMI2</text:p>
          </table:table-cell>
          <table:table-cell table:style-name="ce316" office:value-type="string" calcext:value-type="string">
            <text:p>1er Poule B</text:p>
          </table:table-cell>
          <table:table-cell table:style-name="ce316" table:content-validation-name="val6"/>
          <table:table-cell table:style-name="ce316" table:content-validation-name="val7"/>
          <table:table-cell/>
          <table:table-cell table:style-name="ce260" office:value-type="string" calcext:value-type="string" table:number-columns-spanned="1" table:number-rows-spanned="2">
            <text:p>FINAL</text:p>
          </table:table-cell>
          <table:table-cell table:style-name="ce316" office:value-type="string" calcext:value-type="string">
            <text:p>Gag DEMI1</text:p>
          </table:table-cell>
          <table:table-cell table:style-name="ce316" table:content-validation-name="val6"/>
          <table:table-cell table:style-name="ce316" table:content-validation-name="val7"/>
          <table:table-cell table:number-columns-repeated="2"/>
          <table:table-cell table:style-name="ce273"/>
          <table:table-cell/>
        </table:table-row>
        <table:table-row table:style-name="ro4">
          <table:table-cell/>
          <table:covered-table-cell table:style-name="ce247"/>
          <table:table-cell table:style-name="ce318" office:value-type="string" calcext:value-type="string">
            <text:p>1er Poule D</text:p>
          </table:table-cell>
          <table:table-cell table:style-name="ce318" table:content-validation-name="val6"/>
          <table:table-cell table:style-name="ce319" table:content-validation-name="val7"/>
          <table:table-cell table:style-name="ce256"/>
          <table:covered-table-cell table:style-name="ce261"/>
          <table:table-cell table:style-name="ce319" office:value-type="string" calcext:value-type="string">
            <text:p>Gag DEMI2</text:p>
          </table:table-cell>
          <table:table-cell table:style-name="ce318" table:content-validation-name="val6"/>
          <table:table-cell table:style-name="ce318" table:content-validation-name="val7"/>
          <table:table-cell table:style-name="ce119"/>
          <table:table-cell table:style-name="ce268"/>
          <table:table-cell table:style-name="ce127"/>
          <table:table-cell/>
        </table:table-row>
        <table:table-row table:style-name="ro4" table:number-rows-repeated="1048548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  <table:database-ranges>
        <table:database-range table:name="buts" table:target-range-address="Poules.C70:Poules.C82" table:on-update-keep-styles="true" table:on-update-keep-size="false" table:orientation="column"/>
        <table:database-range table:name="GNP" table:target-range-address="Poules.D70:Poules.D73" table:on-update-keep-styles="true" table:on-update-keep-size="false" table:orientation="column"/>
        <table:database-range table:name="listeCodeE" table:target-range-address="Poules.A6:Poules.A36" table:on-update-keep-styles="true" table:on-update-keep-size="false" table:orientation="column"/>
        <table:database-range table:name="listeEquipe" table:target-range-address="Poules.P12:Poules.P47" table:on-update-keep-styles="true" table:on-update-keep-size="false" table:orientation="column"/>
        <table:database-range table:name="salle" table:target-range-address="Poules.E75:Poules.E7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month/>
      <number:text>in</number:text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SurDeux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10.01mm" fo:page-height="297mm" style:num-format="1" style:print-orientation="portrait" fo:margin-top="8.1mm" fo:margin-bottom="2.5mm" fo:margin-left="2.8mm" fo:margin-right="2.63mm" fo:background-color="transparent" style:scale-to="100%" style:table-centering="horizontal" style:writing-mode="lr-tb" style:print="charts drawings objects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1:31:27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16T23:14:12.37</meta:creation-date>
    <dc:date>2020-01-02T12:41:41.742000000</dc:date>
    <meta:editing-duration>P2DT10H12S</meta:editing-duration>
    <meta:editing-cycles>557</meta:editing-cycles>
    <meta:generator>LibreOffice/6.3.3.2$Windows_X86_64 LibreOffice_project/a64200df03143b798afd1ec74a12ab50359878ed</meta:generator>
    <meta:document-statistic meta:table-count="2" meta:cell-count="57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Function calculPoint(cel)
	if cel = "A" then
		calculPoint = 0
	else 
		if cel = "P" then
			calculPoint = 1
		else 
			if cel = "N" then
				calculPoint = 2
			else 
				if cel = "G" then
					calculPoint = 4
				else
					calculPoint = ""
				end if
			end if
		end if
	end if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